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4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4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9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9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3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3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3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4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4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4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6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6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7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8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0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0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2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22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2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2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2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2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2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2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2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2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25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5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2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25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5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25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2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26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6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26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26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26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26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6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26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26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26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2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2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28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9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29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2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9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29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9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30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30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30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0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1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3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3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3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3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3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3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3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3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3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3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5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6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7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8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9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4" style:family="text">
      <style:text-properties style:font-name="Arial2"/>
    </style:style>
    <style:style style:name="T35" style:family="text">
      <style:text-properties style:font-name="Arial2" officeooo:rsid="001cd5ad"/>
    </style:style>
    <style:style style:name="T36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8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9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40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41" style:family="text">
      <style:text-properties style:font-name="Arial2" fo:font-style="italic" style:font-style-asian="italic" style:font-style-complex="italic"/>
    </style:style>
    <style:style style:name="T42" style:family="text">
      <style:text-properties style:font-name="Arial2" fo:font-style="italic" officeooo:rsid="0020323a" style:font-style-asian="italic" style:font-style-complex="italic"/>
    </style:style>
    <style:style style:name="T43" style:family="text">
      <style:text-properties style:font-name="Arial2" officeooo:rsid="001e710f"/>
    </style:style>
    <style:style style:name="T44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45" style:family="text">
      <style:text-properties style:font-name="Arial2" officeooo:rsid="00197404"/>
    </style:style>
    <style:style style:name="T46" style:family="text">
      <style:text-properties style:font-name="Arial2" officeooo:rsid="0020323a"/>
    </style:style>
    <style:style style:name="T47" style:family="text">
      <style:text-properties officeooo:rsid="001a9521"/>
    </style:style>
    <style:style style:name="T48" style:family="text">
      <style:text-properties fo:font-weight="normal" officeooo:rsid="001a9521" style:font-weight-asian="normal" style:font-weight-complex="normal"/>
    </style:style>
    <style:style style:name="T49" style:family="text">
      <style:text-properties fo:font-weight="normal" officeooo:rsid="001e710f" style:font-weight-asian="normal" style:font-weight-complex="normal"/>
    </style:style>
    <style:style style:name="T50" style:family="text">
      <style:text-properties officeooo:rsid="00241daf"/>
    </style:style>
    <style:style style:name="T51" style:family="text">
      <style:text-properties officeooo:rsid="00270879"/>
    </style:style>
    <style:style style:name="T52" style:family="text">
      <style:text-properties officeooo:rsid="002b5dc6"/>
    </style:style>
    <style:style style:name="T53" style:family="text">
      <style:text-properties fo:color="#5b277d" loext:opacity="100%" officeooo:rsid="00270879"/>
    </style:style>
    <style:style style:name="T54" style:family="text">
      <style:text-properties fo:color="#ed4c05" loext:opacity="100%"/>
    </style:style>
    <style:style style:name="T55" style:family="text">
      <style:text-properties fo:color="#ed4c05" loext:opacity="100%" officeooo:rsid="00255219"/>
    </style:style>
    <style:style style:name="T56" style:family="text">
      <style:text-properties officeooo:rsid="0008ba46"/>
    </style:style>
    <style:style style:name="T57" style:family="text">
      <style:text-properties style:font-size-complex="9pt"/>
    </style:style>
    <style:style style:name="T58" style:family="text">
      <style:text-properties officeooo:rsid="002c4126"/>
    </style:style>
    <style:style style:name="T59" style:family="text">
      <style:text-properties officeooo:rsid="002c8331"/>
    </style:style>
    <style:style style:name="T60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1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62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3" style:family="text">
      <style:text-properties fo:language="es" fo:country="AR" officeooo:rsid="002d138b"/>
    </style:style>
    <style:style style:name="T64" style:family="text">
      <style:text-properties officeooo:rsid="002ece6b"/>
    </style:style>
    <style:style style:name="T65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66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67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68" style:family="text">
      <style:text-properties fo:color="#127622" loext:opacity="100%" fo:font-size="9pt" officeooo:rsid="002b5dc6" style:font-size-asian="9pt" style:font-size-complex="9pt"/>
    </style:style>
    <style:style style:name="T69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70" style:family="text">
      <style:text-properties fo:color="#2a6099" loext:opacity="100%" fo:font-size="9pt" fo:language="es" fo:country="AR" officeooo:rsid="002e002c" style:font-size-asian="9pt" style:font-size-complex="9pt"/>
    </style:style>
    <style:style style:name="T71" style:family="text">
      <style:text-properties officeooo:rsid="003184ed"/>
    </style:style>
    <style:style style:name="T72" style:family="text">
      <style:text-properties officeooo:rsid="0032c12a"/>
    </style:style>
    <style:style style:name="T73" style:family="text">
      <style:text-properties officeooo:rsid="0022fff6"/>
    </style:style>
    <style:style style:name="T74" style:family="text">
      <style:text-properties officeooo:rsid="002552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ire spells:</text:p>
      <text:p text:style-name="P22"><text:span text:style-name="T10">Fireball (</text:span><text:span text:style-name="T2">Arcane</text:span><text:span text:style-name="T10">):</text:span></text:p>
      <text:p text:style-name="P19">Lvl1: Deals X fire damage</text:p>
      <text:p text:style-name="P19">Lvl2: Deals X fire damage</text:p>
      <text:p text:style-name="P19">Lvl3: Deals X fire damage, 30% chance to deal 10% of damage to all other body parts</text:p>
      <text:p text:style-name="P19">Lvl4: Deals X fire damage, 40% chance to deal 10% of damage to all other body parts</text:p>
      <text:p text:style-name="P19">Lvl5: Deals X fire damage, 50% chance to deal 10% of damage to all other body parts</text:p>
      <text:p text:style-name="P35"/>
      <text:p text:style-name="P80">TAGS: SPELL | FIRE | ARCANE<text:line-break/><text:span text:style-name="T51">GENERIC:<text:line-break/>Perks:</text:span></text:p>
      <text:p text:style-name="P80">Supposed to Rot: +0,2 dmg multi per necrotic limb</text:p>
      <text:p text:style-name="P80">Herald of salvation: -0,05 dmg multi</text:p>
      <text:p text:style-name="P104">Reckless: +0,05 dmg multi per cloth or empty armor slot</text:p>
      <text:p text:style-name="P216">Shatter: <text:s/>+0,05 dmg mult per turn enemy has been chilled</text:p>
      <text:p text:style-name="P127">Fatal Curse: +0,1 mult against cursed enemies</text:p>
      <text:p text:style-name="P127"/>
      <text:p text:style-name="P88">Weapons:</text:p>
      <text:p text:style-name="P93">Daevas capricionsouness: 10% to 25% of random fire/cold/light</text:p>
      <text:p text:style-name="P92">Demongrip: 25% as fire</text:p>
      <text:p text:style-name="P92">Hellsiege: 25% as fire</text:p>
      <text:p text:style-name="P92">Desert wind: 15% as fire</text:p>
      <text:p text:style-name="P92">Marids gift: 15% as cold</text:p>
      <text:p text:style-name="P92">Eventide: 35% as cold</text:p>
      <text:p text:style-name="P92">Thurizas: 35% as light</text:p>
      <text:p text:style-name="P92">Crescent Moon: 15% as magic</text:p>
      <text:p text:style-name="P92">Cuchaviva: 15% as magic</text:p>
      <text:p text:style-name="P92"/>
      <text:p text:style-name="P107">Items:</text:p>
      <text:p text:style-name="P93">Cleanser of the unholy: 10% as fire</text:p>
      <text:p text:style-name="P92">Voice of the Storm: 15% as lightning</text:p>
      <text:p text:style-name="P100">Acolyte of the damned: 15% as magic</text:p>
      <text:p text:style-name="P92">Essence Spike: 8% as magic</text:p>
      <text:p text:style-name="P92">Hourglass of reshaping: 8% as magic</text:p>
      <text:p text:style-name="P82"><text:span text:style-name="T56">Zircon ring: 5% added as magic</text:span><text:span text:style-name="T51"><text:line-break/></text:span>Poisoner’s Precaution: 20% chance to poison</text:p>
      <text:p text:style-name="P66">The Stampede: +0,02 dmg multi per initiative higher than enemy</text:p>
      <text:p text:style-name="P71">ruby ring: 3% of dmg as fire per affliction on enemy</text:p>
      <text:p text:style-name="P71">amber ring: +0,07 mult if at full endurance</text:p>
      <text:p text:style-name="P71">soapstone ring: +0,08 mult if enemy restrained</text:p>
      <text:p text:style-name="P71">jet: +0,2 mult</text:p>
      <text:p text:style-name="P34"><text:span text:style-name="T51"><text:line-break/>---------------------------<text:line-break/>SPELL<text:line-break/>Perks:<text:line-break/></text:span>Destructor: +0.1 dmg multi</text:p>
      <text:p text:style-name="P34"><text:soft-page-break/></text:p>
      <text:p text:style-name="P24"><text:span text:style-name="T61">Consumables</text:span><text:span text:style-name="T60">:</text:span></text:p>
      <text:p text:style-name="P24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4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4">Elixir of bitterness: 5% as cold per stack</text:p>
      <text:p text:style-name="P23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3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111">Elixir of wrath: 5% as fire per stack</text:p>
      <text:p text:style-name="P23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3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111">Elixir of hatred: 5% as lightning per stack</text:p>
      <text:p text:style-name="P23"><text:span text:style-name="T60"/></text:p>
      <text:p text:style-name="P59">Weapons:</text:p>
      <text:p text:style-name="P55">Crescent moon: After an attack crits, this deals +0,25 dmg multi</text:p>
      <text:p text:style-name="P55"/>
      <text:p text:style-name="P49"><text:span text:style-name="T52">Equipment</text:span>:</text:p>
      <text:p text:style-name="P34">Acolyte of the damned: spend 5% of currend end and half that to dmg</text:p>
      <text:p text:style-name="P54">Kinetic absorber: -1 to cd when you block</text:p>
      <text:p text:style-name="P40">Pledge of blood: if at max end, remove 10% of it and gain +4 rating</text:p>
      <text:p text:style-name="P40">Hourglass of reshaping: +0,05 dmg mult per spell on cd</text:p>
      <text:p text:style-name="P40">ancient puzzle box: if last use of spell, then +0,1 mult and +2 rating</text:p>
      <text:p text:style-name="P40">topaz ring: next attack deals 10% extra as lightning</text:p>
      <text:p text:style-name="P40">pearl ring: if first spell of combat, +3 rating</text:p>
      <text:p text:style-name="P40">nacre: 15% chance of not going into cd</text:p>
      <text:p text:style-name="P45">---------------------------<text:line-break/><text:span text:style-name="T54">FIRE</text:span></text:p>
      <text:p text:style-name="P129">Perks:</text:p>
      <text:p text:style-name="P136">Pyromancer: Minimum level 2</text:p>
      <text:p text:style-name="P136">Cremator: 15% chance to burn</text:p>
      <text:p text:style-name="P136">Fan the flames: Burns deal +0.4 dmg multi and last 1 turn less</text:p>
      <text:p text:style-name="P137">Firewalker: +0,1 dmg multi</text:p>
      <text:p text:style-name="P136">Lich: -1 to maximum level</text:p>
      <text:p text:style-name="P138">Electromancer: -1 to maximum level</text:p>
      <text:p text:style-name="P145"/>
      <text:p text:style-name="P151">Weapons:</text:p>
      <text:p text:style-name="P147">Desert wind: next attack deals 30% extra dmg as fire</text:p>
      <text:p text:style-name="P145"/>
      <text:p text:style-name="P154"><text:span text:style-name="T52">Equipment</text:span>:</text:p>
      <text:p text:style-name="P145">Hand of the vizier: +1 to rating, next attack deals 10% extra dmg as fire</text:p>
      <text:p text:style-name="P34"><text:span text:style-name="T55">ammo ring: burns deal 2% of targets max end per round</text:span><text:span text:style-name="T51"><text:line-break/>----------------------------<text:line-break/></text:span><text:span text:style-name="T53">ARCANE</text:span></text:p>
      <text:p text:style-name="P112">Perks:</text:p>
      <text:p text:style-name="P114">Arcanist: +2 to rating</text:p>
      <text:p text:style-name="P114">Scroll Savant: +4 to rating if cast from a scroll</text:p>
      <text:p text:style-name="P115"/>
      <text:p text:style-name="P118">Weapons:</text:p>
      <text:p text:style-name="P120">Tool of creation: +1 to rating/+2 if ToC has a glyph</text:p>
      <text:p text:style-name="P120">Magisters rod: +1 to rating/ armor pen converted to rating at 2:1</text:p>
      <text:p text:style-name="P120"><text:soft-page-break/>Shimmerstaff: +1 to rating</text:p>
      <text:p text:style-name="P120"/>
      <text:p text:style-name="P122"><text:span text:style-name="T52">Equipment</text:span>:</text:p>
      <text:p text:style-name="P116">Sorcerer’s Pledge: <text:span text:style-name="T50">+1 to rating if arcane</text:span></text:p>
      <text:p text:style-name="P116">Sorcerer’s Pledge: -0,1 dmg multi <text:span text:style-name="T50">if not arcane</text:span></text:p>
      <text:p text:style-name="P124">great icosahedron: +2 to rating, unlocks lvl 6</text:p>
      <text:p text:style-name="P32"><text:line-break/></text:p>
      <text:p text:style-name="P31"/>
      <text:p text:style-name="P33"/>
      <text:p text:style-name="P63"><text:span text:style-name="T57"/></text:p>
      <text:p text:style-name="P63"><text:span text:style-name="T57"/></text:p>
      <text:p text:style-name="P63"><text:span text:style-name="T57"/></text:p>
      <text:p text:style-name="P251" loext:marker-style-name="T10"/>
      <text:p text:style-name="P257" loext:marker-style-name="T10"><text:span text:style-name="T10">Fissure (</text:span><text:span text:style-name="T2">Nature):</text:span></text:p>
      <text:p text:style-name="P257" loext:marker-style-name="T10"><text:span text:style-name="T10">Lvl1: Deal X fire damage to all body parts</text:span><text:span text:style-name="T10"/></text:p>
      <text:p text:style-name="P257" loext:marker-style-name="T10"><text:span text:style-name="T10">Lvl2: Deal X fire damage to all body parts</text:span><text:span text:style-name="T10"/></text:p>
      <text:p text:style-name="P257" loext:marker-style-name="T10"><text:span text:style-name="T10">Lvl3: Deal X fire damage to all body parts, 20% chance to burn</text:span><text:span text:style-name="T10"/></text:p>
      <text:p text:style-name="P257" loext:marker-style-name="T10"><text:span text:style-name="T10">Lvl4: Deal X fire damage to all body parts, 30% chance to burn</text:span><text:span text:style-name="T10"/></text:p>
      <text:p text:style-name="P257" loext:marker-style-name="T10"><text:span text:style-name="T10">Lvl5: Deal X fire damage to all body parts, 40% chance to burn</text:span><text:span text:style-name="T10"/></text:p>
      <text:p text:style-name="P251" loext:marker-style-name="T10"/>
      <text:p text:style-name="P81">TAGS: SPELL | FIRE | <text:span text:style-name="T52">NATURE</text:span><text:line-break/><text:span text:style-name="T51">GENERIC:<text:line-break/>Perks:</text:span></text:p>
      <text:p text:style-name="P82">Supposed to Rot: +0,2 dmg multi per necrotic limb</text:p>
      <text:p text:style-name="P82">Herald of salvation: -0,05 dmg multi</text:p>
      <text:p text:style-name="P104">Reckless: +0,05 dmg multi per cloth or empty armor slot</text:p>
      <text:p text:style-name="P216">Shatter: <text:s/>+0,05 dmg mult per turn enemy has been chilled</text:p>
      <text:p text:style-name="P127">Fatal Curse: +0,1 mult against cursed enemies</text:p>
      <text:p text:style-name="P127"/>
      <text:p text:style-name="P88">Weapons:</text:p>
      <text:p text:style-name="P93">Daevas capricionsouness: 10% to 25% of random fire/cold/light</text:p>
      <text:p text:style-name="P92">Demongrip: 25% as fire</text:p>
      <text:p text:style-name="P92">Hellsiege: 25% as fire</text:p>
      <text:p text:style-name="P92">Desert wind: 15% as fire</text:p>
      <text:p text:style-name="P92">Marids gift: 15% as cold</text:p>
      <text:p text:style-name="P92">Eventide: 35% as cold</text:p>
      <text:p text:style-name="P92">Thurizas: 35% as light</text:p>
      <text:p text:style-name="P92">Crescent Moon: 15% as magic</text:p>
      <text:p text:style-name="P92">Cuchaviva: 15% as magic</text:p>
      <text:p text:style-name="P92"/>
      <text:p text:style-name="P107">Items:</text:p>
      <text:p text:style-name="P93">Cleanser of the unholy: 10% as fire</text:p>
      <text:p text:style-name="P92">Voice of the Storm: 15% as lightning</text:p>
      <text:p text:style-name="P100">Acolyte of the damned: 15% as magic</text:p>
      <text:p text:style-name="P92">Essence Spike: 8% as magic</text:p>
      <text:p text:style-name="P92">Hourglass of reshaping: 8% as magic</text:p>
      <text:p text:style-name="P82"><text:span text:style-name="T56">Zircon ring: 5% added as magic</text:span><text:span text:style-name="T51"><text:line-break/></text:span>Poisoner’s Precaution: 20% chance to poison</text:p>
      <text:p text:style-name="P67"><text:soft-page-break/>The Stampede: +0,02 dmg multi per initiative higher than enemy</text:p>
      <text:p text:style-name="P72">ruby ring: 3% of dmg as fire per affliction on enemy</text:p>
      <text:p text:style-name="P72">amber ring: +0,07 mult if at full endurance</text:p>
      <text:p text:style-name="P72">soapstone ring: +0,08 mult if enemy restrained</text:p>
      <text:p text:style-name="P72">jet: +0,2 mult</text:p>
      <text:p text:style-name="P36"><text:span text:style-name="T51"><text:line-break/>---------------------------<text:line-break/>SPELL<text:line-break/>Perks:<text:line-break/></text:span>Destructor: +0.1 dmg multi</text:p>
      <text:p text:style-name="P36"/>
      <text:p text:style-name="P23"><text:span text:style-name="T61">Consumables</text:span><text:span text:style-name="T60">:</text:span></text:p>
      <text:p text:style-name="P23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3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4">Elixir of bitterness: 5% as cold per stack</text:p>
      <text:p text:style-name="P23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3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111">Elixir of wrath: 5% as fire per stack</text:p>
      <text:p text:style-name="P23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3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111">Elixir of hatred: 5% as lightning per stack</text:p>
      <text:p text:style-name="P36"/>
      <text:p text:style-name="P59">Weapons:</text:p>
      <text:p text:style-name="P55">Crescent moon: After an attack crits, this deals +0,25 dmg multi</text:p>
      <text:p text:style-name="P55"/>
      <text:p text:style-name="P50"><text:span text:style-name="T52">Equipment</text:span>:</text:p>
      <text:p text:style-name="P36">Acolyte of the damned: spend 5% of currend end and half that to dmg</text:p>
      <text:p text:style-name="P55">Kinetic absorber: -1 to cd when you block</text:p>
      <text:p text:style-name="P41">Pledge of blood: if at max end, remove 10% of it and gain +4 rating</text:p>
      <text:p text:style-name="P41">Hourglass of reshaping: +0,05 dmg mult per spell on cd</text:p>
      <text:p text:style-name="P41">ancient puzzle box: if last use of spell, then +0,1 mult and +2 rating</text:p>
      <text:p text:style-name="P41">topaz ring: next attack deals 10% extra as lightning</text:p>
      <text:p text:style-name="P41">pearl ring: if first spell of combat, +3 rating</text:p>
      <text:p text:style-name="P41">nacre: 15% chance of not going into cd</text:p>
      <text:p text:style-name="P46">---------------------------</text:p>
      <text:p text:style-name="P131">FIRE</text:p>
      <text:p text:style-name="P130">Perks:</text:p>
      <text:p text:style-name="P139">Pyromancer: Minimum level 2</text:p>
      <text:p text:style-name="P139">Cremator: 15% chance to burn</text:p>
      <text:p text:style-name="P139">Fan the flames: Burns deal +0.4 dmg multi and last 1 turn less</text:p>
      <text:p text:style-name="P140">Firewalker: +0,1 dmg multi</text:p>
      <text:p text:style-name="P139">Lich: -1 to maximum level</text:p>
      <text:p text:style-name="P139">Electromancer: -1 to maximum level</text:p>
      <text:p text:style-name="P146"/>
      <text:p text:style-name="P150">Weapons:</text:p>
      <text:p text:style-name="P146">Desert wind: next attack deals 30% extra dmg as fire</text:p>
      <text:p text:style-name="P146"/>
      <text:p text:style-name="P155"><text:span text:style-name="T52">Equipment</text:span>:</text:p>
      <text:p text:style-name="P146">Hand of the vizier: +1 to rating, next attack deals 10% extra dmg as fire</text:p>
      <text:p text:style-name="P158"><text:soft-page-break/>ammo ring: burns deal 2% of targets max end per round</text:p>
      <text:p text:style-name="P159"/>
      <text:p text:style-name="P73">---------------------------</text:p>
      <text:p text:style-name="P169">NATURE</text:p>
      <text:p text:style-name="P167">Perks:</text:p>
      <text:p text:style-name="P164"><text:span text:style-name="T52">Shaman</text:span>: +2 to rating</text:p>
      <text:p text:style-name="P164"/>
      <text:p text:style-name="P164"/>
      <text:p text:style-name="P169">Weapons:</text:p>
      <text:p text:style-name="P169">Desert wind: rating +1</text:p>
      <text:p text:style-name="P171"/>
      <text:p text:style-name="P173"><text:span text:style-name="T52">Equipment</text:span>:</text:p>
      <text:p text:style-name="P165">Sorcerer’s Pledge: <text:span text:style-name="T50">+1 to rating if </text:span><text:span text:style-name="T58">nature</text:span></text:p>
      <text:p text:style-name="P165">Sorcerer’s Pledge: -0,1 dmg multi <text:span text:style-name="T50">if not </text:span><text:span text:style-name="T58">nature</text:span></text:p>
      <text:p text:style-name="P169">Coralweave: +1 rating</text:p>
      <text:p text:style-name="P169">Voice of the storm: +2 rating</text:p>
      <text:p text:style-name="P169">Calamity conflux: +2 rating, 5% extra as cold and light</text:p>
      <text:p text:style-name="P125"><text:span text:style-name="T55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/></text:p>
      <text:p text:style-name="P257" loext:marker-style-name="T10"><text:span text:style-name="T10">Holy fire </text:span><text:span text:style-name="T2">(divine)</text:span><text:span text:style-name="T10">:</text:span></text:p>
      <text:p text:style-name="P257" loext:marker-style-name="T10"><text:span text:style-name="T10">Lvl1: Deal X fire damage, removes afflictions, dealing 10% extra for each one</text:span><text:span text:style-name="T10"/></text:p>
      <text:p text:style-name="P257" loext:marker-style-name="T10"><text:span text:style-name="T10">Lvl2: Deal X fire damage, removes afflictions, dealing 12% extra for each one</text:span><text:span text:style-name="T10"/></text:p>
      <text:p text:style-name="P257" loext:marker-style-name="T10"><text:span text:style-name="T10">Lvl3: Deal X fire damage, removes afflictions, dealing 15% extra for each one</text:span><text:span text:style-name="T10"/></text:p>
      <text:p text:style-name="P257" loext:marker-style-name="T10"><text:span text:style-name="T10">Lvl4: Deal X fire damage, removes afflictions, dealing 18% extra for each one</text:span><text:span text:style-name="T10"/></text:p>
      <text:p text:style-name="P257" loext:marker-style-name="T10"><text:span text:style-name="T10">Lvl5: Deal X fire damage, removes afflictions, dealing 20% extra for each one</text:span><text:span text:style-name="T10"/></text:p>
      <text:p text:style-name="P251" loext:marker-style-name="T10"/>
      <text:p text:style-name="P83">TAGS: SPELL | FIRE | <text:span text:style-name="T58">DIVINE</text:span><text:line-break/><text:span text:style-name="T51">GENERIC:<text:line-break/>Perks:</text:span></text:p>
      <text:p text:style-name="P84">Supposed to Rot: +0,2 dmg multi per necrotic limb</text:p>
      <text:p text:style-name="P84">Herald of salvation: -0,05 dmg multi</text:p>
      <text:p text:style-name="P104">Reckless: +0,05 dmg multi per cloth or empty armor slot</text:p>
      <text:p text:style-name="P216">Shatter: <text:s/>+0,05 dmg mult per turn enemy has been chilled</text:p>
      <text:p text:style-name="P127">Fatal Curse: +0,1 mult against cursed enemies</text:p>
      <text:p text:style-name="P127"/>
      <text:p text:style-name="P89">Weapons:</text:p>
      <text:p text:style-name="P94">Daevas capricionsouness: 10% to 25% of random fire/cold/light</text:p>
      <text:p text:style-name="P95">Demongrip: 25% as fire</text:p>
      <text:p text:style-name="P95">Hellsiege: 25% as fire</text:p>
      <text:p text:style-name="P95">Desert wind: 15% as fire</text:p>
      <text:p text:style-name="P95"><text:soft-page-break/>Marids gift: 15% as cold</text:p>
      <text:p text:style-name="P95">Eventide: 35% as cold</text:p>
      <text:p text:style-name="P95">Thurizas: 35% as light</text:p>
      <text:p text:style-name="P95">Crescent Moon: 15% as magic</text:p>
      <text:p text:style-name="P95">Cuchaviva: 15% as magic</text:p>
      <text:p text:style-name="P95"/>
      <text:p text:style-name="P84"><text:span text:style-name="T58">Equipment</text:span><text:span text:style-name="T51">:</text:span></text:p>
      <text:p text:style-name="P94">Cleanser of the unholy: 10% as fire</text:p>
      <text:p text:style-name="P95">Voice of the Storm: 15% as lightning</text:p>
      <text:p text:style-name="P101">Acolyte of the damned: 15% as magic</text:p>
      <text:p text:style-name="P95">Essence Spike: 8% as magic</text:p>
      <text:p text:style-name="P95">Hourglass of reshaping: 8% as magic</text:p>
      <text:p text:style-name="P84"><text:span text:style-name="T56">Zircon ring: 5% added as magic</text:span><text:span text:style-name="T51"><text:line-break/></text:span>Poisoner’s Precaution: 20% chance to poison</text:p>
      <text:p text:style-name="P68">The Stampede: +0,02 dmg multi per initiative higher than enemy</text:p>
      <text:p text:style-name="P74">ruby ring: 3% of dmg as fire per affliction on enemy</text:p>
      <text:p text:style-name="P74">amber ring: +0,07 mult if at full endurance</text:p>
      <text:p text:style-name="P74">soapstone ring: +0,08 mult if enemy restrained</text:p>
      <text:p text:style-name="P74">jet: +0,2 mult</text:p>
      <text:p text:style-name="P37"><text:span text:style-name="T51"><text:line-break/>---------------------------<text:line-break/>SPELL<text:line-break/>Perks:<text:line-break/></text:span>Destructor: +0.1 dmg multi</text:p>
      <text:p text:style-name="P37"/>
      <text:p text:style-name="P23"><text:span text:style-name="T61">Consumables</text:span><text:span text:style-name="T60">:</text:span></text:p>
      <text:p text:style-name="P23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3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4">Elixir of bitterness: 5% as cold per stack</text:p>
      <text:p text:style-name="P23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3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111">Elixir of wrath: 5% as fire per stack</text:p>
      <text:p text:style-name="P23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3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111">Elixir of hatred: 5% as lightning per stack</text:p>
      <text:p text:style-name="P37"/>
      <text:p text:style-name="P60">Weapons:</text:p>
      <text:p text:style-name="P56">Crescent moon: After an attack crits, this deals +0,25 dmg multi</text:p>
      <text:p text:style-name="P56"/>
      <text:p text:style-name="P51"><text:span text:style-name="T52">Equipment</text:span>:</text:p>
      <text:p text:style-name="P37">Acolyte of the damned: spend 5% of currend end and half that to dmg</text:p>
      <text:p text:style-name="P56">Kinetic absorber: -1 to cd when you block</text:p>
      <text:p text:style-name="P42">Pledge of blood: if at max end, remove 10% of it and gain +4 rating</text:p>
      <text:p text:style-name="P42">Hourglass of reshaping: +0,05 dmg mult per spell on cd</text:p>
      <text:p text:style-name="P42">ancient puzzle box: if last use of spell, then +0,1 mult and +2 rating</text:p>
      <text:p text:style-name="P42">topaz ring: next attack deals 10% extra as lightning</text:p>
      <text:p text:style-name="P42">pearl ring: if first spell of combat, +3 rating</text:p>
      <text:p text:style-name="P42">nacre: 15% chance of not going into cd</text:p>
      <text:p text:style-name="P47">---------------------------</text:p>
      <text:p text:style-name="P133"><text:soft-page-break/>FIRE</text:p>
      <text:p text:style-name="P132">Perks:</text:p>
      <text:p text:style-name="P141">Pyromancer: Minimum level 2</text:p>
      <text:p text:style-name="P141">Cremator: 15% chance to burn</text:p>
      <text:p text:style-name="P141">Fan the flames: Burns deal +0.4 dmg multi and last 1 turn less</text:p>
      <text:p text:style-name="P142">Firewalker: +0,1 dmg multi</text:p>
      <text:p text:style-name="P141">Lich: -1 to maximum level</text:p>
      <text:p text:style-name="P141">Electromancer: -1 to maximum level</text:p>
      <text:p text:style-name="P148"/>
      <text:p text:style-name="P152">Weapons:</text:p>
      <text:p text:style-name="P148">Desert wind: next attack deals 30% extra dmg as fire</text:p>
      <text:p text:style-name="P148"/>
      <text:p text:style-name="P156"><text:span text:style-name="T52">Equipment</text:span>:</text:p>
      <text:p text:style-name="P148">Hand of the vizier: +1 to rating, next attack deals 10% extra dmg as fire</text:p>
      <text:p text:style-name="P160">ammo ring: burns deal 2% of targets max end per round</text:p>
      <text:p text:style-name="P161"/>
      <text:p text:style-name="P75">---------------------------</text:p>
      <text:p text:style-name="P185">DIVINE</text:p>
      <text:p text:style-name="P177">Perks:</text:p>
      <text:p text:style-name="P179"><text:span text:style-name="T58">Dominie</text:span>: +2 to rating</text:p>
      <text:p text:style-name="P179"/>
      <text:p text:style-name="P179"/>
      <text:p text:style-name="P175">Weapons:</text:p>
      <text:p text:style-name="P175"><text:span text:style-name="T58">Gandiva</text:span>: rating +1</text:p>
      <text:p text:style-name="P181"/>
      <text:p text:style-name="P183"><text:span text:style-name="T52">Equipment</text:span>:</text:p>
      <text:p text:style-name="P179">Sorcerer’s Pledge: <text:span text:style-name="T50">+1 to rating if </text:span><text:span text:style-name="T58">divine</text:span></text:p>
      <text:p text:style-name="P179">Sorcerer’s Pledge: -0,1 dmg multi <text:span text:style-name="T50">if not </text:span><text:span text:style-name="T58">divine</text:span></text:p>
      <text:p text:style-name="P175"><text:span text:style-name="T58">Hood of penitence</text:span>: +<text:span text:style-name="T58">3</text:span> rating</text:p>
      <text:p text:style-name="P175"><text:span text:style-name="T58">Sacred Oath</text:span> +<text:span text:style-name="T58">1</text:span> rating</text:p>
      <text:p text:style-name="P175"><text:span text:style-name="T58">Gilded icon</text:span>: +2 rating, <text:span text:style-name="T58">if Holy Fire remove CD and +1 use</text:span></text:p>
      <text:p text:style-name="P251" loext:marker-style-name="T10"/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>Boil Blood (</text:span><text:span text:style-name="T21">infernal</text:span><text:span text:style-name="T2">)</text:span></text:p>
      <text:p text:style-name="P257" loext:marker-style-name="T10"><text:span text:style-name="T10">Lvl1: Deal X fire damage, 10% extra for each wounded body part on target</text:span><text:span text:style-name="T10"/></text:p>
      <text:p text:style-name="P257" loext:marker-style-name="T10"><text:span text:style-name="T10">Lvl2: Deal X fire damage, 10% extra for each wounded body part on target</text:span><text:span text:style-name="T10"/></text:p>
      <text:p text:style-name="P257" loext:marker-style-name="T10"><text:span text:style-name="T10">Lvl3: Deal X fire damage, 15% extra for each wounded body part on target</text:span><text:span text:style-name="T10"/></text:p>
      <text:p text:style-name="P257" loext:marker-style-name="T10"><text:span text:style-name="T10">Lvl4: Deal X fire damage, 20% extra for each wounded body part on target</text:span><text:span text:style-name="T10"/></text:p>
      <text:p text:style-name="P257" loext:marker-style-name="T10"><text:span text:style-name="T10">Lvl5: Deal X fire damage, 25% extra for each wounded body part on target</text:span><text:span text:style-name="T10"/></text:p>
      <text:p text:style-name="P251" loext:marker-style-name="T10"/>
      <text:p text:style-name="P83"><text:soft-page-break/>TAGS: SPELL | FIRE | <text:span text:style-name="T58">INFERNAL</text:span><text:line-break/><text:span text:style-name="T51">GENERIC:<text:line-break/>Perks:</text:span></text:p>
      <text:p text:style-name="P84">Supposed to Rot: +0,2 dmg multi per necrotic limb</text:p>
      <text:p text:style-name="P84">Herald of salvation: -0,05 dmg multi</text:p>
      <text:p text:style-name="P104">Reckless: +0,05 dmg multi per cloth or empty armor slot</text:p>
      <text:p text:style-name="P216">Shatter: <text:s/>+0,05 dmg mult per turn enemy has been chilled</text:p>
      <text:p text:style-name="P127">Fatal Curse: +0,1 mult against cursed enemies</text:p>
      <text:p text:style-name="P127"/>
      <text:p text:style-name="P89">Weapons:</text:p>
      <text:p text:style-name="P94">Daevas capricionsouness: 10% to 25% of random fire/cold/light</text:p>
      <text:p text:style-name="P95">Demongrip: 25% as fire</text:p>
      <text:p text:style-name="P95">Hellsiege: 25% as fire</text:p>
      <text:p text:style-name="P95">Desert wind: 15% as fire</text:p>
      <text:p text:style-name="P95">Marids gift: 15% as cold</text:p>
      <text:p text:style-name="P95">Eventide: 35% as cold</text:p>
      <text:p text:style-name="P95">Thurizas: 35% as light</text:p>
      <text:p text:style-name="P95">Crescent Moon: 15% as magic</text:p>
      <text:p text:style-name="P95">Cuchaviva: 15% as magic</text:p>
      <text:p text:style-name="P95"/>
      <text:p text:style-name="P108">Items:</text:p>
      <text:p text:style-name="P94">Cleanser of the unholy: 10% as fire</text:p>
      <text:p text:style-name="P95">Voice of the Storm: 15% as lightning</text:p>
      <text:p text:style-name="P101">Acolyte of the damned: 15% as magic</text:p>
      <text:p text:style-name="P95">Essence Spike: 8% as magic</text:p>
      <text:p text:style-name="P95">Hourglass of reshaping: 8% as magic</text:p>
      <text:p text:style-name="P84"><text:span text:style-name="T56">Zircon ring: 5% added as magic</text:span><text:span text:style-name="T51"><text:line-break/></text:span>Poisoner’s Precaution: 20% chance to poison</text:p>
      <text:p text:style-name="P68">The Stampede: +0,02 dmg multi per initiative higher than enemy</text:p>
      <text:p text:style-name="P74">ruby ring: 3% of dmg as fire per affliction on enemy</text:p>
      <text:p text:style-name="P74">amber ring: +0,07 mult if at full endurance</text:p>
      <text:p text:style-name="P74">soapstone ring: +0,08 mult if enemy restrained</text:p>
      <text:p text:style-name="P74">jet: +0,2 mult</text:p>
      <text:p text:style-name="P37"><text:span text:style-name="T51"><text:line-break/>---------------------------<text:line-break/>SPELL<text:line-break/>Perks:<text:line-break/></text:span>Destructor: +0.1 dmg multi</text:p>
      <text:p text:style-name="P37"/>
      <text:p text:style-name="P23"><text:span text:style-name="T61">Consumables</text:span><text:span text:style-name="T60">:</text:span></text:p>
      <text:p text:style-name="P23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3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4">Elixir of bitterness: 5% as cold per stack</text:p>
      <text:p text:style-name="P23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3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111">Elixir of wrath: 5% as fire per stack</text:p>
      <text:p text:style-name="P23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3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111">Elixir of hatred: 5% as lightning per stack</text:p>
      <text:p text:style-name="P37"><text:soft-page-break/></text:p>
      <text:p text:style-name="P60">Weapons:</text:p>
      <text:p text:style-name="P56">Crescent moon: After an attack crits, this deals +0,25 dmg multi</text:p>
      <text:p text:style-name="P56"/>
      <text:p text:style-name="P51"><text:span text:style-name="T52">Equipment</text:span>:</text:p>
      <text:p text:style-name="P37">Acolyte of the damned: spend 5% of currend end and half that to dmg</text:p>
      <text:p text:style-name="P56">Kinetic absorber: -1 to cd when you block</text:p>
      <text:p text:style-name="P42">Pledge of blood:<text:span text:style-name="T58">+1 rating,</text:span> if at max end, remove 10% of it and gain +4 rating</text:p>
      <text:p text:style-name="P42">Hourglass of reshaping: +0,05 dmg mult per spell on cd</text:p>
      <text:p text:style-name="P42">ancient puzzle box: if last use of spell, then +0,1 mult and +2 rating</text:p>
      <text:p text:style-name="P42">topaz ring: next attack deals 10% extra as lightning</text:p>
      <text:p text:style-name="P42">pearl ring: if first spell of combat, +3 rating</text:p>
      <text:p text:style-name="P42">nacre: 15% chance of not going into cd</text:p>
      <text:p text:style-name="P47">---------------------------</text:p>
      <text:p text:style-name="P133">FIRE</text:p>
      <text:p text:style-name="P132">Perks:</text:p>
      <text:p text:style-name="P141">Pyromancer: Minimum level 2</text:p>
      <text:p text:style-name="P141">Cremator: 15% chance to burn</text:p>
      <text:p text:style-name="P141">Fan the flames: Burns deal +0.4 dmg multi and last 1 turn less</text:p>
      <text:p text:style-name="P142">Firewalker: +0,1 dmg multi</text:p>
      <text:p text:style-name="P141">Lich: -1 to maximum level</text:p>
      <text:p text:style-name="P141">Electromancer: -1 to maximum level</text:p>
      <text:p text:style-name="P148"/>
      <text:p text:style-name="P152">Weapons:</text:p>
      <text:p text:style-name="P148">Desert wind: next attack deals 30% extra dmg as fire</text:p>
      <text:p text:style-name="P148"/>
      <text:p text:style-name="P156"><text:span text:style-name="T52">Equipment</text:span>:</text:p>
      <text:p text:style-name="P148">Hand of the vizier: +1 to rating, next attack deals 10% extra dmg as fire</text:p>
      <text:p text:style-name="P160">ammo ring: burns deal 2% of targets max end per round</text:p>
      <text:p text:style-name="P161"/>
      <text:p text:style-name="P75">---------------------------</text:p>
      <text:p text:style-name="P187">INFERNAL</text:p>
      <text:p text:style-name="P189">Perks:</text:p>
      <text:p text:style-name="P191"><text:span text:style-name="T58">Demonologist</text:span>: +2 to rating</text:p>
      <text:p text:style-name="P191"/>
      <text:p text:style-name="P191"/>
      <text:p text:style-name="P193">Weapons:</text:p>
      <text:p text:style-name="P193"/>
      <text:p text:style-name="P195"/>
      <text:p text:style-name="P197"><text:span text:style-name="T52">Equipment</text:span>:</text:p>
      <text:p text:style-name="P191">Sorcerer’s Pledge: <text:span text:style-name="T50">+1 to rating if </text:span><text:span text:style-name="T58">infernal</text:span></text:p>
      <text:p text:style-name="P191">Sorcerer’s Pledge: -0,1 dmg multi <text:span text:style-name="T50">if not </text:span><text:span text:style-name="T58">infernal</text:span></text:p>
      <text:p text:style-name="P193"><text:span text:style-name="T58">Chained heart</text:span>: +<text:span text:style-name="T58">2</text:span> rating, <text:span text:style-name="T58">+0,15 mult, consumes 5% of current endurance, restores all spent endu at end of combat</text:span></text:p>
      <text:p text:style-name="P199">Crown of horns: +2 rating, +0,4 mult while cursed</text:p>
      <text:p text:style-name="P251" loext:marker-style-name="T10"/>
      <text:p text:style-name="P251" loext:marker-style-name="T10"/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oft-page-break/><text:span text:style-name="T10"/></text:p>
      <text:p text:style-name="P257" loext:marker-style-name="T2"><text:span text:style-name="T10"/></text:p>
      <text:p text:style-name="P257" loext:marker-style-name="T2"><text:span text:style-name="T10"/></text:p>
      <text:p text:style-name="P257" loext:marker-style-name="T2"><text:span text:style-name="T10">Blackfire (</text:span><text:span text:style-name="T2">Eldritch)</text:span></text:p>
      <text:p text:style-name="P257" loext:marker-style-name="T10"><text:span text:style-name="T10">Lvl1: Deal X fire damage, has a 30% to chill</text:span><text:span text:style-name="T10"/></text:p>
      <text:p text:style-name="P257" loext:marker-style-name="T10"><text:span text:style-name="T10">Lvl2: Deal X fire damage, has a 40% to chill</text:span><text:span text:style-name="T10"/></text:p>
      <text:p text:style-name="P257" loext:marker-style-name="T10"><text:span text:style-name="T10">Lvl3: Deal X fire damage, has a 50% to chill and a 10% to curse</text:span><text:span text:style-name="T10"/></text:p>
      <text:p text:style-name="P257" loext:marker-style-name="T10"><text:span text:style-name="T10">Lvl4: Deal X fire damage, has a 50% to chill and a 20% to curse</text:span><text:span text:style-name="T10"/></text:p>
      <text:p text:style-name="P257" loext:marker-style-name="T10"><text:span text:style-name="T10">Lvl5: Deal X fire damage, has a 50% to chill and a 30% to curse</text:span><text:span text:style-name="T10"/></text:p>
      <text:p text:style-name="P251" loext:marker-style-name="T10"/>
      <text:p text:style-name="P85">TAGS: SPELL | FIRE | <text:span text:style-name="T59">ELDRITCH </text:span><text:span text:style-name="T63">| CHILL | CURSE</text:span><text:line-break/><text:span text:style-name="T51">GENERIC:<text:line-break/>Perks:</text:span></text:p>
      <text:p text:style-name="P86">Supposed to Rot: +0,2 dmg multi per necrotic limb</text:p>
      <text:p text:style-name="P86">Herald of salvation: -0,05 dmg multi</text:p>
      <text:p text:style-name="P105">Reckless: +0,05 dmg multi per cloth or empty armor slot</text:p>
      <text:p text:style-name="P216">Shatter: <text:s/>+0,05 dmg mult per turn enemy has been chilled</text:p>
      <text:p text:style-name="P127">Fatal Curse: +0,1 mult against cursed enemies</text:p>
      <text:p text:style-name="P127"/>
      <text:p text:style-name="P90">Weapons:</text:p>
      <text:p text:style-name="P96">Daevas capricionsouness: 10% to 25% of random fire/cold/light</text:p>
      <text:p text:style-name="P97">Demongrip: 25% as fire</text:p>
      <text:p text:style-name="P97">Hellsiege: 25% as fire</text:p>
      <text:p text:style-name="P97">Desert wind: 15% as fire</text:p>
      <text:p text:style-name="P97">Marids gift: 15% as cold</text:p>
      <text:p text:style-name="P97">Eventide: 35% as cold</text:p>
      <text:p text:style-name="P97">Thurizas: 35% as light</text:p>
      <text:p text:style-name="P97">Crescent Moon: 15% as magic</text:p>
      <text:p text:style-name="P97">Cuchaviva: 15% as magic</text:p>
      <text:p text:style-name="P97"/>
      <text:p text:style-name="P109">Items:</text:p>
      <text:p text:style-name="P96">Cleanser of the unholy: 10% as fire</text:p>
      <text:p text:style-name="P97">Voice of the Storm: 15% as lightning</text:p>
      <text:p text:style-name="P102">Acolyte of the damned: 15% as magic</text:p>
      <text:p text:style-name="P97">Essence Spike: 8% as magic</text:p>
      <text:p text:style-name="P97">Hourglass of reshaping: 8% as magic</text:p>
      <text:p text:style-name="P86"><text:span text:style-name="T56">Zircon ring: 5% added as magic</text:span><text:span text:style-name="T51"><text:line-break/></text:span>Poisoner’s Precaution: 20% chance to poison</text:p>
      <text:p text:style-name="P69">The Stampede: +0,02 dmg multi per initiative higher than enemy</text:p>
      <text:p text:style-name="P76">ruby ring: 3% of dmg as fire per affliction on enemy</text:p>
      <text:p text:style-name="P76">amber ring: +0,07 mult if at full endurance</text:p>
      <text:p text:style-name="P76">soapstone ring: +0,08 mult if enemy restrained</text:p>
      <text:p text:style-name="P76">jet: +0,2 mult</text:p>
      <text:p text:style-name="P38"><text:span text:style-name="T51"><text:line-break/>---------------------------<text:line-break/>SPELL<text:line-break/>Perks:<text:line-break/></text:span>Destructor: +0.1 dmg multi</text:p>
      <text:p text:style-name="P38"/>
      <text:p text:style-name="P23"><text:soft-page-break/><text:span text:style-name="T61">Consumables</text:span><text:span text:style-name="T60">:</text:span></text:p>
      <text:p text:style-name="P23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3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4">Elixir of bitterness: 5% as cold per stack</text:p>
      <text:p text:style-name="P23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3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111">Elixir of wrath: 5% as fire per stack</text:p>
      <text:p text:style-name="P23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3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111">Elixir of hatred: 5% as lightning per stack</text:p>
      <text:p text:style-name="P38"/>
      <text:p text:style-name="P38"/>
      <text:p text:style-name="P61">Weapons:</text:p>
      <text:p text:style-name="P57">Crescent moon: After an attack crits, this deals +0,25 dmg multi</text:p>
      <text:p text:style-name="P57"/>
      <text:p text:style-name="P52"><text:span text:style-name="T52">Equipment</text:span>:</text:p>
      <text:p text:style-name="P38">Acolyte of the damned: spend 5% of currend end and half that to dmg</text:p>
      <text:p text:style-name="P57">Kinetic absorber: -1 to cd when you block</text:p>
      <text:p text:style-name="P43">Pledge of blood:<text:span text:style-name="T58">+1 rating,</text:span> if at max end, remove 10% of it and gain +4 rating</text:p>
      <text:p text:style-name="P43">Hourglass of reshaping: +0,05 dmg mult per spell on cd</text:p>
      <text:p text:style-name="P43">ancient puzzle box: if last use of spell, then +0,1 mult and +2 rating</text:p>
      <text:p text:style-name="P43">topaz ring: next attack deals 10% extra as lightning</text:p>
      <text:p text:style-name="P43">pearl ring: if first spell of combat, +3 rating</text:p>
      <text:p text:style-name="P43">nacre: 15% chance of not going into cd</text:p>
      <text:p text:style-name="P48">---------------------------</text:p>
      <text:p text:style-name="P135">FIRE</text:p>
      <text:p text:style-name="P134">Perks:</text:p>
      <text:p text:style-name="P143">Pyromancer: Minimum level 2</text:p>
      <text:p text:style-name="P143">Cremator: 15% chance to burn</text:p>
      <text:p text:style-name="P143">Fan the flames: Burns deal +0.4 dmg multi and last 1 turn less</text:p>
      <text:p text:style-name="P144">Firewalker: +0,1 dmg multi</text:p>
      <text:p text:style-name="P143">Lich: -1 to maximum level</text:p>
      <text:p text:style-name="P143">Electromancer: -1 to maximum level</text:p>
      <text:p text:style-name="P149"/>
      <text:p text:style-name="P153">Weapons:</text:p>
      <text:p text:style-name="P149">Desert wind: next attack deals 30% extra dmg as fire</text:p>
      <text:p text:style-name="P149"/>
      <text:p text:style-name="P157"><text:span text:style-name="T52">Equipment</text:span>:</text:p>
      <text:p text:style-name="P149">Hand of the vizier: +1 to rating, next attack deals 10% extra dmg as fire</text:p>
      <text:p text:style-name="P162">ammo ring: burns deal 2% of targets max end per round</text:p>
      <text:p text:style-name="P163"/>
      <text:p text:style-name="P77">---------------------------</text:p>
      <text:p text:style-name="P211">ELDRITCH</text:p>
      <text:p text:style-name="P201">Perks:</text:p>
      <text:p text:style-name="P203"><text:span text:style-name="T59">Occultist</text:span>: +2 to rating</text:p>
      <text:p text:style-name="P211">Toying with madness: -2 to +4 rating (at random)</text:p>
      <text:p text:style-name="P203"/>
      <text:p text:style-name="P205">Weapons:</text:p>
      <text:p text:style-name="P205"/>
      <text:p text:style-name="P207"><text:soft-page-break/></text:p>
      <text:p text:style-name="P209"><text:span text:style-name="T52">Equipment</text:span>:</text:p>
      <text:p text:style-name="P203">Sorcerer’s Pledge: <text:span text:style-name="T50">+1 to rating if </text:span><text:span text:style-name="T59">eldritch</text:span></text:p>
      <text:p text:style-name="P203">Sorcerer’s Pledge: -0,1 dmg multi <text:span text:style-name="T50">if not </text:span><text:span text:style-name="T59">eldritch</text:span></text:p>
      <text:p text:style-name="P205"><text:span text:style-name="T59">forbidden tome</text:span>: +<text:span text:style-name="T58">2</text:span> rating, <text:span text:style-name="T59">applies random affliction to you and enemy</text:span></text:p>
      <text:p text:style-name="P213">mirror mask: +2 rating, removes afflictions and copies onto enemy</text:p>
      <text:p text:style-name="P205">-------------------</text:p>
      <text:p text:style-name="P216">CHILL</text:p>
      <text:p text:style-name="P216">Perks:<text:line-break/>Chilled to the bone: Chills last twice as long<text:line-break/></text:p>
      <text:p text:style-name="P216">Weapons:</text:p>
      <text:p text:style-name="P216"/>
      <text:p text:style-name="P216">Equipment:</text:p>
      <text:p text:style-name="P216">aquamarine ring: Chilled enemies cannot recover endurace</text:p>
      <text:p text:style-name="P78">---------------------</text:p>
      <text:p text:style-name="P127">CURSE</text:p>
      <text:p text:style-name="P127">Perks:<text:line-break/><text:line-break/></text:p>
      <text:p text:style-name="P127">Weapons:</text:p>
      <text:p text:style-name="P127"/>
      <text:p text:style-name="P127">Equipment:</text:p>
      <text:p text:style-name="P127">amethyst ring: cursed enemies have -50% reduced extra damage for crits</text:p>
      <text:p text:style-name="P215"/>
      <text:p text:style-name="P257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</text:span><text:soft-page-break/><text:span text:style-name="T10"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257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257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257" loext:marker-style-name="T10"><text:span text:style-name="T10"><text:line-break/>Molten Aegis (</text:span><text:span text:style-name="T2">arcane)</text:span><text:span text:style-name="T10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</text:span><text:soft-page-break/><text:span text:style-name="T10"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253" loext:marker-style-name="T10">Hellish Might (<text:span text:style-name="T30">infernal)<text:line-break/></text:span><text:span text:style-name="T31">Lvl1: Does nothing. Misshap: Permanently reduce one random stat.</text:span></text:p>
      <text:p text:style-name="P253" loext:marker-style-name="T10"><text:span text:style-name="T31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257" loext:marker-style-name="T10"><text:span text:style-name="T1"/></text:p>
      <text:p text:style-name="P257" loext:marker-style-name="T10"><text:span text:style-name="T1"/></text:p>
      <text:p text:style-name="P257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251" loext:marker-style-name="T10"/>
      <text:p text:style-name="P87">TAGS: SPELL | <text:span text:style-name="T64">COLD</text:span> | ARCANE<text:line-break/><text:span text:style-name="T51">GENERIC:<text:line-break/>Perks:</text:span></text:p>
      <text:p text:style-name="P87">Supposed to Rot: +0,2 dmg multi per necrotic limb</text:p>
      <text:p text:style-name="P87">Herald of salvation: -0,05 dmg multi</text:p>
      <text:p text:style-name="P106">Reckless: +0,05 dmg multi per cloth or empty armor slot</text:p>
      <text:p text:style-name="P217">Shatter: <text:s/>+0,05 dmg mult per turn enemy has been chilled</text:p>
      <text:p text:style-name="P128">Fatal Curse: +0,1 mult against cursed enemies</text:p>
      <text:p text:style-name="P128"/>
      <text:p text:style-name="P91">Weapons:</text:p>
      <text:p text:style-name="P98">Daevas capricionsouness: 10% to 25% of random fire/cold/light</text:p>
      <text:p text:style-name="P99">Demongrip: 25% as fire</text:p>
      <text:p text:style-name="P99">Hellsiege: 25% as fire</text:p>
      <text:p text:style-name="P99">Desert wind: 15% as fire</text:p>
      <text:p text:style-name="P99">Marids gift: 15% as cold</text:p>
      <text:p text:style-name="P99">Eventide: 35% as cold</text:p>
      <text:p text:style-name="P99">Thurizas: 35% as light</text:p>
      <text:p text:style-name="P99">Crescent Moon: 15% as magic</text:p>
      <text:p text:style-name="P99">Cuchaviva: 15% as magic</text:p>
      <text:p text:style-name="P99"/>
      <text:p text:style-name="P110">Items:</text:p>
      <text:p text:style-name="P98">Cleanser of the unholy: 10% as fire</text:p>
      <text:p text:style-name="P99">Voice of the Storm: 15% as lightning</text:p>
      <text:p text:style-name="P103"><text:soft-page-break/>Acolyte of the damned: 15% as magic</text:p>
      <text:p text:style-name="P99">Essence Spike: 8% as magic</text:p>
      <text:p text:style-name="P99">Hourglass of reshaping: 8% as magic</text:p>
      <text:p text:style-name="P87"><text:span text:style-name="T56">Zircon ring: 5% added as magic</text:span><text:span text:style-name="T51"><text:line-break/></text:span>Poisoner’s Precaution: 20% chance to poison</text:p>
      <text:p text:style-name="P70">The Stampede: +0,02 dmg multi per initiative higher than enemy</text:p>
      <text:p text:style-name="P79">ruby ring: 3% of dmg as fire per affliction on enemy</text:p>
      <text:p text:style-name="P79">amber ring: +0,07 mult if at full endurance</text:p>
      <text:p text:style-name="P79">soapstone ring: +0,08 mult if enemy restrained</text:p>
      <text:p text:style-name="P79">jet: +0,2 mult</text:p>
      <text:p text:style-name="P39"><text:span text:style-name="T51"><text:line-break/>---------------------------<text:line-break/>SPELL<text:line-break/>Perks:<text:line-break/></text:span>Destructor: +0.1 dmg multi</text:p>
      <text:p text:style-name="P39"/>
      <text:p text:style-name="P25"><text:span text:style-name="T61">Consumables</text:span><text:span text:style-name="T60">:</text:span></text:p>
      <text:p text:style-name="P25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5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5">Elixir of bitterness: 5% as cold per stack</text:p>
      <text:p text:style-name="P25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5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28">Elixir of wrath: 5% as fire per stack</text:p>
      <text:p text:style-name="P25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5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28">Elixir of hatred: 5% as lightning per stack</text:p>
      <text:p text:style-name="P25"><text:span text:style-name="T60"/></text:p>
      <text:p text:style-name="P62">Weapons:</text:p>
      <text:p text:style-name="P58">Crescent moon: After an attack crits, this deals +0,25 dmg multi</text:p>
      <text:p text:style-name="P58"/>
      <text:p text:style-name="P53"><text:span text:style-name="T52">Equipment</text:span>:</text:p>
      <text:p text:style-name="P39">Acolyte of the damned: spend 5% of currend end and half that to dmg</text:p>
      <text:p text:style-name="P58">Kinetic absorber: -1 to cd when you block</text:p>
      <text:p text:style-name="P44">Pledge of blood: if at max end, remove 10% of it and gain +4 rating</text:p>
      <text:p text:style-name="P44">Hourglass of reshaping: +0,05 dmg mult per spell on cd</text:p>
      <text:p text:style-name="P44">ancient puzzle box: if last use of spell, then +0,1 mult and +2 rating</text:p>
      <text:p text:style-name="P44">topaz ring: next attack deals 10% extra as lightning</text:p>
      <text:p text:style-name="P44">pearl ring: if first spell of combat, +3 rating</text:p>
      <text:p text:style-name="P44">nacre: 15% chance of not going into cd</text:p>
      <text:p text:style-name="P251" loext:marker-style-name="T10">………………………</text:p>
      <text:p text:style-name="P226">COLD</text:p>
      <text:p text:style-name="P219">Perks:</text:p>
      <text:p text:style-name="P220"><text:span text:style-name="T64">Lich</text:span>: Minimum level 2</text:p>
      <text:p text:style-name="P221"><text:span text:style-name="T64">Blizzard</text:span>walker: +0,1 dmg multi</text:p>
      <text:p text:style-name="P220"><text:span text:style-name="T64">Pyromancer</text:span>: -1 to maximum level</text:p>
      <text:p text:style-name="P220">Electromancer: -1 to maximum level</text:p>
      <text:p text:style-name="P222"/>
      <text:p text:style-name="P223">Weapons:</text:p>
      <text:p text:style-name="P222"/>
      <text:p text:style-name="P222"><text:soft-page-break/></text:p>
      <text:p text:style-name="P224"><text:span text:style-name="T52">Equipment</text:span>:</text:p>
      <text:p text:style-name="P222">Hand of the vizier: +1 to rating, next attack deals 10% extra dmg as <text:span text:style-name="T64">cold</text:span></text:p>
      <text:p text:style-name="P225">-------------------------------------------------</text:p>
      <text:p text:style-name="P270">ARCANE</text:p>
      <text:p text:style-name="P113">Perks:</text:p>
      <text:p text:style-name="P117">Arcanist: +2 to rating</text:p>
      <text:p text:style-name="P117">Scroll Savant: +4 to rating if cast from a scroll</text:p>
      <text:p text:style-name="P117"/>
      <text:p text:style-name="P119">Weapons:</text:p>
      <text:p text:style-name="P121">Tool of creation: +1 to rating/+2 if ToC has a glyph</text:p>
      <text:p text:style-name="P121">Magisters rod: +1 to rating/ armor pen converted to rating at 2:1</text:p>
      <text:p text:style-name="P121">Shimmerstaff: +1 to rating</text:p>
      <text:p text:style-name="P121"/>
      <text:p text:style-name="P123"><text:span text:style-name="T52">Equipment</text:span>:</text:p>
      <text:p text:style-name="P117">Sorcerer’s Pledge: <text:span text:style-name="T50">+1 to rating if arcane</text:span></text:p>
      <text:p text:style-name="P117">Sorcerer’s Pledge: -0,1 dmg multi <text:span text:style-name="T50">if not arcane</text:span></text:p>
      <text:p text:style-name="P126">great icosahedron: +2 to rating, unlocks lvl 6</text:p>
      <text:p text:style-name="P251" loext:marker-style-name="T10"/>
      <text:p text:style-name="P257" loext:marker-style-name="T10"><text:span text:style-name="T10">Cold Wave (</text:span><text:span text:style-name="T2">Nature):<text:line-break/></text:span><text:span text:style-name="T10">Lvl1: Deal X frost damage to all body parts<text:line-break/>Lvl2: Deal X frost damage to all body parts</text:span></text:p>
      <text:p text:style-name="P257" loext:marker-style-name="T10"><text:span text:style-name="T10">Lvl3: Deal X frost damage to all body parts, 30% chance to chill</text:span><text:span text:style-name="T10"/></text:p>
      <text:p text:style-name="P257" loext:marker-style-name="T10"><text:span text:style-name="T10">Lvl4: Deal X frost damage to all body parts, 40% chance to chill</text:span><text:span text:style-name="T10"/></text:p>
      <text:p text:style-name="P25" loext:marker-style-name="T10"><text:span text:style-name="T10">Lvl5: Deal X frost damage to all body parts, 50% chance to chill<text:line-break/></text:span></text:p>
      <text:p text:style-name="P87">TAGS: SPELL | <text:span text:style-name="T64">COLD</text:span> | <text:span text:style-name="T64">NATURE | CHILL</text:span><text:line-break/><text:span text:style-name="T51">GENERIC:<text:line-break/>Perks:</text:span></text:p>
      <text:p text:style-name="P87">Supposed to Rot: +0,2 dmg multi per necrotic limb</text:p>
      <text:p text:style-name="P87">Herald of salvation: -0,05 dmg multi</text:p>
      <text:p text:style-name="P106">Reckless: +0,05 dmg multi per cloth or empty armor slot</text:p>
      <text:p text:style-name="P217">Shatter: <text:s/>+0,05 dmg mult per turn enemy has been chilled</text:p>
      <text:p text:style-name="P128">Fatal Curse: +0,1 mult against cursed enemies</text:p>
      <text:p text:style-name="P128"/>
      <text:p text:style-name="P91">Weapons:</text:p>
      <text:p text:style-name="P98">Daevas capricionsouness: 10% to 25% of random fire/cold/light</text:p>
      <text:p text:style-name="P99">Demongrip: 25% as fire</text:p>
      <text:p text:style-name="P99">Hellsiege: 25% as fire</text:p>
      <text:p text:style-name="P99">Desert wind: 15% as fire</text:p>
      <text:p text:style-name="P99">Marids gift: 15% as cold</text:p>
      <text:p text:style-name="P99">Eventide: 35% as cold</text:p>
      <text:p text:style-name="P99">Thurizas: 35% as light</text:p>
      <text:p text:style-name="P99">Crescent Moon: 15% as magic</text:p>
      <text:p text:style-name="P99">Cuchaviva: 15% as magic</text:p>
      <text:p text:style-name="P99"/>
      <text:p text:style-name="P110">Items:</text:p>
      <text:p text:style-name="P98">Cleanser of the unholy: 10% as fire</text:p>
      <text:p text:style-name="P99">Voice of the Storm: 15% as lightning</text:p>
      <text:p text:style-name="P103"><text:soft-page-break/>Acolyte of the damned: 15% as magic</text:p>
      <text:p text:style-name="P99">Essence Spike: 8% as magic</text:p>
      <text:p text:style-name="P99">Hourglass of reshaping: 8% as magic</text:p>
      <text:p text:style-name="P87"><text:span text:style-name="T56">Zircon ring: 5% added as magic</text:span><text:span text:style-name="T51"><text:line-break/></text:span>Poisoner’s Precaution: 20% chance to poison</text:p>
      <text:p text:style-name="P70">The Stampede: +0,02 dmg multi per initiative higher than enemy</text:p>
      <text:p text:style-name="P79">ruby ring: 3% of dmg as fire per affliction on enemy</text:p>
      <text:p text:style-name="P79">amber ring: +0,07 mult if at full endurance</text:p>
      <text:p text:style-name="P79">soapstone ring: +0,08 mult if enemy restrained</text:p>
      <text:p text:style-name="P79">jet: +0,2 mult</text:p>
      <text:p text:style-name="P39"><text:span text:style-name="T51"><text:line-break/>---------------------------<text:line-break/>SPELL<text:line-break/>Perks:<text:line-break/></text:span>Destructor: +0.1 dmg multi</text:p>
      <text:p text:style-name="P39"/>
      <text:p text:style-name="P25"><text:span text:style-name="T61">Consumables</text:span><text:span text:style-name="T60">:</text:span></text:p>
      <text:p text:style-name="P25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5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5">Elixir of bitterness: 5% as cold per stack</text:p>
      <text:p text:style-name="P25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5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28">Elixir of wrath: 5% as fire per stack</text:p>
      <text:p text:style-name="P25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5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28">Elixir of hatred: 5% as lightning per stack</text:p>
      <text:p text:style-name="P25"><text:span text:style-name="T60"/></text:p>
      <text:p text:style-name="P62">Weapons:</text:p>
      <text:p text:style-name="P58">Crescent moon: After an attack crits, this deals +0,25 dmg multi</text:p>
      <text:p text:style-name="P58"/>
      <text:p text:style-name="P53"><text:span text:style-name="T52">Equipment</text:span>:</text:p>
      <text:p text:style-name="P39">Acolyte of the damned: spend 5% of currend end and half that to dmg</text:p>
      <text:p text:style-name="P58">Kinetic absorber: -1 to cd when you block</text:p>
      <text:p text:style-name="P44">Pledge of blood: if at max end, remove 10% of it and gain +4 rating</text:p>
      <text:p text:style-name="P44">Hourglass of reshaping: +0,05 dmg mult per spell on cd</text:p>
      <text:p text:style-name="P44">ancient puzzle box: if last use of spell, then +0,1 mult and +2 rating</text:p>
      <text:p text:style-name="P44">topaz ring: next attack deals 10% extra as lightning</text:p>
      <text:p text:style-name="P44">pearl ring: if first spell of combat, +3 rating</text:p>
      <text:p text:style-name="P44">nacre: 15% chance of not going into cd</text:p>
      <text:p text:style-name="P252" loext:marker-style-name="T10">………………………</text:p>
      <text:p text:style-name="P226">COLD</text:p>
      <text:p text:style-name="P219">Perks:</text:p>
      <text:p text:style-name="P220"><text:span text:style-name="T64">Lich</text:span>: Minimum level 2</text:p>
      <text:p text:style-name="P221"><text:span text:style-name="T64">Blizzard</text:span>walker: +0,1 dmg multi</text:p>
      <text:p text:style-name="P220"><text:span text:style-name="T64">Pyromancer</text:span>: -1 to maximum level</text:p>
      <text:p text:style-name="P220">Electromancer: -1 to maximum level</text:p>
      <text:p text:style-name="P222"/>
      <text:p text:style-name="P223">Weapons:</text:p>
      <text:p text:style-name="P222"/>
      <text:p text:style-name="P222"><text:soft-page-break/></text:p>
      <text:p text:style-name="P224"><text:span text:style-name="T52">Equipment</text:span>:</text:p>
      <text:p text:style-name="P222">Hand of the vizier: +1 to rating, next attack deals 10% extra dmg as <text:span text:style-name="T64">cold</text:span></text:p>
      <text:p text:style-name="P254">-------------------------------------------------</text:p>
      <text:p text:style-name="P170">NATURE</text:p>
      <text:p text:style-name="P168">Perks:</text:p>
      <text:p text:style-name="P166"><text:span text:style-name="T52">Shaman</text:span>: +2 to rating</text:p>
      <text:p text:style-name="P166"/>
      <text:p text:style-name="P166"/>
      <text:p text:style-name="P170">Weapons:</text:p>
      <text:p text:style-name="P170">Desert wind: rating +1</text:p>
      <text:p text:style-name="P172"/>
      <text:p text:style-name="P174"><text:span text:style-name="T52">Equipment</text:span>:</text:p>
      <text:p text:style-name="P166">Sorcerer’s Pledge: <text:span text:style-name="T50">+1 to rating if </text:span><text:span text:style-name="T58">nature</text:span></text:p>
      <text:p text:style-name="P166">Sorcerer’s Pledge: -0,1 dmg multi <text:span text:style-name="T50">if not </text:span><text:span text:style-name="T58">nature</text:span></text:p>
      <text:p text:style-name="P170">Coralweave: +1 rating</text:p>
      <text:p text:style-name="P170">Voice of the storm: +2 rating</text:p>
      <text:p text:style-name="P25" loext:marker-style-name="T10"><text:span text:style-name="T65">Calamity conflux: +2 rating, 5% extra as </text:span><text:span text:style-name="T66">fire</text:span><text:span text:style-name="T65"> and light</text:span></text:p>
      <text:p text:style-name="P25" loext:marker-style-name="T10"><text:span text:style-name="T65">--------------------------------------------------------------</text:span></text:p>
      <text:p text:style-name="P217">CHILL</text:p>
      <text:p text:style-name="P217">Perks:<text:line-break/>Chilled to the bone: Chills last twice as long<text:line-break/></text:p>
      <text:p text:style-name="P217">Weapons:</text:p>
      <text:p text:style-name="P217"/>
      <text:p text:style-name="P217">Equipment:</text:p>
      <text:p text:style-name="P25" loext:marker-style-name="T10"><text:span text:style-name="T69">aquamarine ring: Chilled enemies cannot recover endurace</text:span></text:p>
      <text:p text:style-name="P25" loext:marker-style-name="T10"><text:span text:style-name="T10"><text:line-break/></text:span><text:span text:style-name="T22">Winter</text:span><text:span text:style-name="T10"> Breath (</text:span><text:span text:style-name="T2">Divine):<text:line-break/></text:span><text:span text:style-name="T10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251" loext:marker-style-name="T10"/>
      <text:p text:style-name="P87">TAGS: SPELL | <text:span text:style-name="T64">COLD</text:span> | <text:span text:style-name="T64">DIVINE | CHILL</text:span><text:line-break/><text:span text:style-name="T51">GENERIC:<text:line-break/>Perks:</text:span></text:p>
      <text:p text:style-name="P87">Supposed to Rot: +0,2 dmg multi per necrotic limb</text:p>
      <text:p text:style-name="P87">Herald of salvation: -0,05 dmg multi</text:p>
      <text:p text:style-name="P106">Reckless: +0,05 dmg multi per cloth or empty armor slot</text:p>
      <text:p text:style-name="P217">Shatter: <text:s/>+0,05 dmg mult per turn enemy has been chilled</text:p>
      <text:p text:style-name="P128">Fatal Curse: +0,1 mult against cursed enemies</text:p>
      <text:p text:style-name="P128"/>
      <text:p text:style-name="P91">Weapons:</text:p>
      <text:p text:style-name="P98">Daevas capricionsouness: 10% to 25% of random fire/cold/light</text:p>
      <text:p text:style-name="P99">Demongrip: 25% as fire</text:p>
      <text:p text:style-name="P99">Hellsiege: 25% as fire</text:p>
      <text:p text:style-name="P99">Desert wind: 15% as fire</text:p>
      <text:p text:style-name="P99"><text:soft-page-break/>Marids gift: 15% as cold</text:p>
      <text:p text:style-name="P99">Eventide: 35% as cold</text:p>
      <text:p text:style-name="P99">Thurizas: 35% as light</text:p>
      <text:p text:style-name="P99">Crescent Moon: 15% as magic</text:p>
      <text:p text:style-name="P99">Cuchaviva: 15% as magic</text:p>
      <text:p text:style-name="P99"/>
      <text:p text:style-name="P110">Items:</text:p>
      <text:p text:style-name="P98">Cleanser of the unholy: 10% as fire</text:p>
      <text:p text:style-name="P99">Voice of the Storm: 15% as lightning</text:p>
      <text:p text:style-name="P103">Acolyte of the damned: 15% as magic</text:p>
      <text:p text:style-name="P99">Essence Spike: 8% as magic</text:p>
      <text:p text:style-name="P99">Hourglass of reshaping: 8% as magic</text:p>
      <text:p text:style-name="P87"><text:span text:style-name="T56">Zircon ring: 5% added as magic</text:span><text:span text:style-name="T51"><text:line-break/></text:span>Poisoner’s Precaution: 20% chance to poison</text:p>
      <text:p text:style-name="P70">The Stampede: +0,02 dmg multi per initiative higher than enemy</text:p>
      <text:p text:style-name="P79">ruby ring: 3% of dmg as fire per affliction on enemy</text:p>
      <text:p text:style-name="P79">amber ring: +0,07 mult if at full endurance</text:p>
      <text:p text:style-name="P79">soapstone ring: +0,08 mult if enemy restrained</text:p>
      <text:p text:style-name="P79">jet: +0,2 mult</text:p>
      <text:p text:style-name="P39"><text:span text:style-name="T51"><text:line-break/>---------------------------<text:line-break/>SPELL<text:line-break/>Perks:<text:line-break/></text:span>Destructor: +0.1 dmg multi</text:p>
      <text:p text:style-name="P39"/>
      <text:p text:style-name="P25"><text:span text:style-name="T61">Consumables</text:span><text:span text:style-name="T60">:</text:span></text:p>
      <text:p text:style-name="P25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5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5">Elixir of bitterness: 5% as cold per stack</text:p>
      <text:p text:style-name="P25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5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28">Elixir of wrath: 5% as fire per stack</text:p>
      <text:p text:style-name="P25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5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28">Elixir of hatred: 5% as lightning per stack</text:p>
      <text:p text:style-name="P25"><text:span text:style-name="T60"/></text:p>
      <text:p text:style-name="P62">Weapons:</text:p>
      <text:p text:style-name="P58">Crescent moon: After an attack crits, this deals +0,25 dmg multi</text:p>
      <text:p text:style-name="P58"/>
      <text:p text:style-name="P53"><text:span text:style-name="T52">Equipment</text:span>:</text:p>
      <text:p text:style-name="P39">Acolyte of the damned: spend 5% of currend end and half that to dmg</text:p>
      <text:p text:style-name="P58">Kinetic absorber: -1 to cd when you block</text:p>
      <text:p text:style-name="P44">Pledge of blood: if at max end, remove 10% of it and gain +4 rating</text:p>
      <text:p text:style-name="P44">Hourglass of reshaping: +0,05 dmg mult per spell on cd</text:p>
      <text:p text:style-name="P44">ancient puzzle box: if last use of spell, then +0,1 mult and +2 rating</text:p>
      <text:p text:style-name="P44">topaz ring: next attack deals 10% extra as lightning</text:p>
      <text:p text:style-name="P44">pearl ring: if first spell of combat, +3 rating</text:p>
      <text:p text:style-name="P44">nacre: 15% chance of not going into cd</text:p>
      <text:p text:style-name="P252" loext:marker-style-name="T10">………………………</text:p>
      <text:p text:style-name="P226"><text:soft-page-break/>COLD</text:p>
      <text:p text:style-name="P219">Perks:</text:p>
      <text:p text:style-name="P220"><text:span text:style-name="T64">Lich</text:span>: Minimum level 2</text:p>
      <text:p text:style-name="P221"><text:span text:style-name="T64">Blizzard</text:span>walker: +0,1 dmg multi</text:p>
      <text:p text:style-name="P220"><text:span text:style-name="T64">Pyromancer</text:span>: -1 to maximum level</text:p>
      <text:p text:style-name="P220">Electromancer: -1 to maximum level</text:p>
      <text:p text:style-name="P222"/>
      <text:p text:style-name="P223">Weapons:</text:p>
      <text:p text:style-name="P222"/>
      <text:p text:style-name="P222"/>
      <text:p text:style-name="P224"><text:span text:style-name="T52">Equipment</text:span>:</text:p>
      <text:p text:style-name="P222">Hand of the vizier: +1 to rating, next attack deals 10% extra dmg as <text:span text:style-name="T64">cold</text:span></text:p>
      <text:p text:style-name="P254">-------------------------------------------------</text:p>
      <text:p text:style-name="P186">DIVINE</text:p>
      <text:p text:style-name="P178">Perks:</text:p>
      <text:p text:style-name="P180"><text:span text:style-name="T58">Dominie</text:span>: +2 to rating</text:p>
      <text:p text:style-name="P180"/>
      <text:p text:style-name="P180"/>
      <text:p text:style-name="P176">Weapons:</text:p>
      <text:p text:style-name="P176"><text:span text:style-name="T58">Gandiva</text:span>: rating +1</text:p>
      <text:p text:style-name="P182"/>
      <text:p text:style-name="P184"><text:span text:style-name="T52">Equipment</text:span>:</text:p>
      <text:p text:style-name="P180">Sorcerer’s Pledge: <text:span text:style-name="T50">+1 to rating if </text:span><text:span text:style-name="T58">divine</text:span></text:p>
      <text:p text:style-name="P180">Sorcerer’s Pledge: -0,1 dmg multi <text:span text:style-name="T50">if not </text:span><text:span text:style-name="T58">divine</text:span></text:p>
      <text:p text:style-name="P176"><text:span text:style-name="T58">Hood of penitence</text:span>: +<text:span text:style-name="T58">3</text:span> rating</text:p>
      <text:p text:style-name="P176"><text:span text:style-name="T58">Sacred Oath</text:span> +<text:span text:style-name="T58">1</text:span> rating</text:p>
      <text:p text:style-name="P176"><text:span text:style-name="T58">Gilded icon</text:span>: +2 rating, <text:span text:style-name="T58">if </text:span><text:span text:style-name="T64">Winter Breath</text:span><text:span text:style-name="T58"> remove CD and +1 use</text:span></text:p>
      <text:p text:style-name="P252" loext:marker-style-name="T10"><text:span text:style-name="T65"/></text:p>
      <text:p text:style-name="P25" loext:marker-style-name="T10"><text:span text:style-name="T65">--------------------------------------------------------------</text:span></text:p>
      <text:p text:style-name="P217">CHILL</text:p>
      <text:p text:style-name="P217">Perks:<text:line-break/>Chilled to the bone: Chills last twice as long<text:line-break/></text:p>
      <text:p text:style-name="P217">Weapons:</text:p>
      <text:p text:style-name="P217"/>
      <text:p text:style-name="P217">Equipment:</text:p>
      <text:p text:style-name="P25" loext:marker-style-name="T10"><text:span text:style-name="T70">aquamarine ring: Chilled enemies cannot recover endurace</text:span></text:p>
      <text:p text:style-name="P251" loext:marker-style-name="T10"/>
      <text:p text:style-name="P257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251" loext:marker-style-name="T10"/>
      <text:p text:style-name="P87">TAGS: SPELL | <text:span text:style-name="T64">COLD</text:span> | <text:span text:style-name="T64">INFERNAL </text:span><text:line-break/><text:span text:style-name="T51">GENERIC:<text:line-break/>Perks:</text:span></text:p>
      <text:p text:style-name="P87">Supposed to Rot: +0,2 dmg multi per necrotic limb</text:p>
      <text:p text:style-name="P87"><text:soft-page-break/>Herald of salvation: -0,05 dmg multi</text:p>
      <text:p text:style-name="P106">Reckless: +0,05 dmg multi per cloth or empty armor slot</text:p>
      <text:p text:style-name="P217">Shatter: <text:s/>+0,05 dmg mult per turn enemy has been chilled</text:p>
      <text:p text:style-name="P128">Fatal Curse: +0,1 mult against cursed enemies</text:p>
      <text:p text:style-name="P128"/>
      <text:p text:style-name="P91">Weapons:</text:p>
      <text:p text:style-name="P98">Daevas capricionsouness: 10% to 25% of random fire/cold/light</text:p>
      <text:p text:style-name="P99">Demongrip: 25% as fire</text:p>
      <text:p text:style-name="P99">Hellsiege: 25% as fire</text:p>
      <text:p text:style-name="P99">Desert wind: 15% as fire</text:p>
      <text:p text:style-name="P99">Marids gift: 15% as cold</text:p>
      <text:p text:style-name="P99">Eventide: 35% as cold</text:p>
      <text:p text:style-name="P99">Thurizas: 35% as light</text:p>
      <text:p text:style-name="P99">Crescent Moon: 15% as magic</text:p>
      <text:p text:style-name="P99">Cuchaviva: 15% as magic</text:p>
      <text:p text:style-name="P99"/>
      <text:p text:style-name="P110">Items:</text:p>
      <text:p text:style-name="P98">Cleanser of the unholy: 10% as fire</text:p>
      <text:p text:style-name="P99">Voice of the Storm: 15% as lightning</text:p>
      <text:p text:style-name="P103">Acolyte of the damned: 15% as magic</text:p>
      <text:p text:style-name="P99">Essence Spike: 8% as magic</text:p>
      <text:p text:style-name="P99">Hourglass of reshaping: 8% as magic</text:p>
      <text:p text:style-name="P87"><text:span text:style-name="T56">Zircon ring: 5% added as magic</text:span><text:span text:style-name="T51"><text:line-break/></text:span>Poisoner’s Precaution: 20% chance to poison</text:p>
      <text:p text:style-name="P70">The Stampede: +0,02 dmg multi per initiative higher than enemy</text:p>
      <text:p text:style-name="P79">ruby ring: 3% of dmg as fire per affliction on enemy</text:p>
      <text:p text:style-name="P79">amber ring: +0,07 mult if at full endurance</text:p>
      <text:p text:style-name="P79">soapstone ring: +0,08 mult if enemy restrained</text:p>
      <text:p text:style-name="P79">jet: +0,2 mult</text:p>
      <text:p text:style-name="P39"><text:span text:style-name="T51"><text:line-break/>---------------------------<text:line-break/>SPELL<text:line-break/>Perks:<text:line-break/></text:span>Destructor: +0.1 dmg multi</text:p>
      <text:p text:style-name="P39"/>
      <text:p text:style-name="P25"><text:span text:style-name="T61">Consumables</text:span><text:span text:style-name="T60">:</text:span></text:p>
      <text:p text:style-name="P25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5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5">Elixir of bitterness: 5% as cold per stack</text:p>
      <text:p text:style-name="P25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5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28">Elixir of wrath: 5% as fire per stack</text:p>
      <text:p text:style-name="P25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5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28">Elixir of hatred: 5% as lightning per stack</text:p>
      <text:p text:style-name="P25"><text:span text:style-name="T60"/></text:p>
      <text:p text:style-name="P62">Weapons:</text:p>
      <text:p text:style-name="P58">Crescent moon: After an attack crits, this deals +0,25 dmg multi</text:p>
      <text:p text:style-name="P58"/>
      <text:p text:style-name="P53"><text:soft-page-break/><text:span text:style-name="T52">Equipment</text:span>:</text:p>
      <text:p text:style-name="P39">Acolyte of the damned: spend 5% of currend end and half that to dmg</text:p>
      <text:p text:style-name="P58">Kinetic absorber: -1 to cd when you block</text:p>
      <text:p text:style-name="P44">Pledge of blood: if at max end, remove 10% of it and gain +4 rating</text:p>
      <text:p text:style-name="P44">Hourglass of reshaping: +0,05 dmg mult per spell on cd</text:p>
      <text:p text:style-name="P44">ancient puzzle box: if last use of spell, then +0,1 mult and +2 rating</text:p>
      <text:p text:style-name="P44">topaz ring: next attack deals 10% extra as lightning</text:p>
      <text:p text:style-name="P44">pearl ring: if first spell of combat, +3 rating</text:p>
      <text:p text:style-name="P44">nacre: 15% chance of not going into cd</text:p>
      <text:p text:style-name="P252" loext:marker-style-name="T10">………………………</text:p>
      <text:p text:style-name="P226">COLD</text:p>
      <text:p text:style-name="P219">Perks:</text:p>
      <text:p text:style-name="P220"><text:span text:style-name="T64">Lich</text:span>: Minimum level 2</text:p>
      <text:p text:style-name="P221"><text:span text:style-name="T64">Blizzard</text:span>walker: +0,1 dmg multi</text:p>
      <text:p text:style-name="P220"><text:span text:style-name="T64">Pyromancer</text:span>: -1 to maximum level</text:p>
      <text:p text:style-name="P220">Electromancer: -1 to maximum level</text:p>
      <text:p text:style-name="P222"/>
      <text:p text:style-name="P223">Weapons:</text:p>
      <text:p text:style-name="P222"/>
      <text:p text:style-name="P222"/>
      <text:p text:style-name="P224"><text:span text:style-name="T52">Equipment</text:span>:</text:p>
      <text:p text:style-name="P222">Hand of the vizier: +1 to rating, next attack deals 10% extra dmg as <text:span text:style-name="T64">cold</text:span></text:p>
      <text:p text:style-name="P254">-------------------------------------------------</text:p>
      <text:p text:style-name="P188">INFERNAL</text:p>
      <text:p text:style-name="P190">Perks:</text:p>
      <text:p text:style-name="P192"><text:span text:style-name="T58">Demonologist</text:span>: +2 to rating</text:p>
      <text:p text:style-name="P192"/>
      <text:p text:style-name="P192"/>
      <text:p text:style-name="P194">Weapons:</text:p>
      <text:p text:style-name="P194"/>
      <text:p text:style-name="P196"/>
      <text:p text:style-name="P198"><text:span text:style-name="T52">Equipment</text:span>:</text:p>
      <text:p text:style-name="P192">Sorcerer’s Pledge: <text:span text:style-name="T50">+1 to rating if </text:span><text:span text:style-name="T58">infernal</text:span></text:p>
      <text:p text:style-name="P192">Sorcerer’s Pledge: -0,1 dmg multi <text:span text:style-name="T50">if not </text:span><text:span text:style-name="T58">infernal</text:span></text:p>
      <text:p text:style-name="P194"><text:span text:style-name="T58">Chained heart</text:span>: +<text:span text:style-name="T58">2</text:span> rating, <text:span text:style-name="T58">+0,15 mult, consumes 5% of current endurance, restores all spent endu at end of combat</text:span></text:p>
      <text:p text:style-name="P200">Crown of horns: +2 rating, +0,4 mult while cursed</text:p>
      <text:p text:style-name="P225"/>
      <text:p text:style-name="P225"/>
      <text:p text:style-name="P225"/>
      <text:p text:style-name="P225"/>
      <text:p text:style-name="P251" loext:marker-style-name="T10"/>
      <text:p text:style-name="P257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</text:span><text:soft-page-break/><text:span text:style-name="T10">missing</text:span></text:p>
      <text:p text:style-name="P251" loext:marker-style-name="T10"/>
      <text:p text:style-name="P87">TAGS: SPELL | <text:span text:style-name="T64">COLD</text:span> | <text:span text:style-name="T64">ELDRITCH | CHILL</text:span><text:line-break/><text:span text:style-name="T51">GENERIC:<text:line-break/>Perks:</text:span></text:p>
      <text:p text:style-name="P87">Supposed to Rot: +0,2 dmg multi per necrotic limb</text:p>
      <text:p text:style-name="P87">Herald of salvation: -0,05 dmg multi</text:p>
      <text:p text:style-name="P106">Reckless: +0,05 dmg multi per cloth or empty armor slot</text:p>
      <text:p text:style-name="P217">Shatter: <text:s/>+0,05 dmg mult per turn enemy has been chilled</text:p>
      <text:p text:style-name="P128">Fatal Curse: +0,1 mult against cursed enemies</text:p>
      <text:p text:style-name="P128"/>
      <text:p text:style-name="P91">Weapons:</text:p>
      <text:p text:style-name="P98">Daevas capricionsouness: 10% to 25% of random fire/cold/light</text:p>
      <text:p text:style-name="P99">Demongrip: 25% as fire</text:p>
      <text:p text:style-name="P99">Hellsiege: 25% as fire</text:p>
      <text:p text:style-name="P99">Desert wind: 15% as fire</text:p>
      <text:p text:style-name="P99">Marids gift: 15% as cold</text:p>
      <text:p text:style-name="P99">Eventide: 35% as cold</text:p>
      <text:p text:style-name="P99">Thurizas: 35% as light</text:p>
      <text:p text:style-name="P99">Crescent Moon: 15% as magic</text:p>
      <text:p text:style-name="P99">Cuchaviva: 15% as magic</text:p>
      <text:p text:style-name="P99"/>
      <text:p text:style-name="P110">Items:</text:p>
      <text:p text:style-name="P98">Cleanser of the unholy: 10% as fire</text:p>
      <text:p text:style-name="P99">Voice of the Storm: 15% as lightning</text:p>
      <text:p text:style-name="P103">Acolyte of the damned: 15% as magic</text:p>
      <text:p text:style-name="P99">Essence Spike: 8% as magic</text:p>
      <text:p text:style-name="P99">Hourglass of reshaping: 8% as magic</text:p>
      <text:p text:style-name="P87"><text:span text:style-name="T56">Zircon ring: 5% added as magic</text:span><text:span text:style-name="T51"><text:line-break/></text:span>Poisoner’s Precaution: 20% chance to poison</text:p>
      <text:p text:style-name="P70">The Stampede: +0,02 dmg multi per initiative higher than enemy</text:p>
      <text:p text:style-name="P79">ruby ring: 3% of dmg as fire per affliction on enemy</text:p>
      <text:p text:style-name="P79">amber ring: +0,07 mult if at full endurance</text:p>
      <text:p text:style-name="P79">soapstone ring: +0,08 mult if enemy restrained</text:p>
      <text:p text:style-name="P79">jet: +0,2 mult</text:p>
      <text:p text:style-name="P39"><text:span text:style-name="T51"><text:line-break/>---------------------------<text:line-break/>SPELL<text:line-break/>Perks:<text:line-break/></text:span>Destructor: +0.1 dmg multi</text:p>
      <text:p text:style-name="P39"/>
      <text:p text:style-name="P25"><text:span text:style-name="T61">Consumables</text:span><text:span text:style-name="T60">:</text:span></text:p>
      <text:p text:style-name="P25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5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65">Elixir of bitterness: 5% as cold per stack</text:p>
      <text:p text:style-name="P25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5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28">Elixir of wrath: 5% as fire per stack</text:p>
      <text:p text:style-name="P25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5"><text:soft-page-break/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28">Elixir of hatred: 5% as lightning per stack</text:p>
      <text:p text:style-name="P25"><text:span text:style-name="T60"/></text:p>
      <text:p text:style-name="P62">Weapons:</text:p>
      <text:p text:style-name="P58">Crescent moon: After an attack crits, this deals +0,25 dmg multi</text:p>
      <text:p text:style-name="P58"/>
      <text:p text:style-name="P53"><text:span text:style-name="T52">Equipment</text:span>:</text:p>
      <text:p text:style-name="P39">Acolyte of the damned: spend 5% of currend end and half that to dmg</text:p>
      <text:p text:style-name="P58">Kinetic absorber: -1 to cd when you block</text:p>
      <text:p text:style-name="P44">Pledge of blood: if at max end, remove 10% of it and gain +4 rating</text:p>
      <text:p text:style-name="P44">Hourglass of reshaping: +0,05 dmg mult per spell on cd</text:p>
      <text:p text:style-name="P44">ancient puzzle box: if last use of spell, then +0,1 mult and +2 rating</text:p>
      <text:p text:style-name="P44">topaz ring: next attack deals 10% extra as lightning</text:p>
      <text:p text:style-name="P44">pearl ring: if first spell of combat, +3 rating</text:p>
      <text:p text:style-name="P44">nacre: 15% chance of not going into cd</text:p>
      <text:p text:style-name="P252" loext:marker-style-name="T10">………………………</text:p>
      <text:p text:style-name="P226">COLD</text:p>
      <text:p text:style-name="P219">Perks:</text:p>
      <text:p text:style-name="P220"><text:span text:style-name="T64">Lich</text:span>: Minimum level 2</text:p>
      <text:p text:style-name="P221"><text:span text:style-name="T64">Blizzard</text:span>walker: +0,1 dmg multi</text:p>
      <text:p text:style-name="P220"><text:span text:style-name="T64">Pyromancer</text:span>: -1 to maximum level</text:p>
      <text:p text:style-name="P220">Electromancer: -1 to maximum level</text:p>
      <text:p text:style-name="P222"/>
      <text:p text:style-name="P223">Weapons:</text:p>
      <text:p text:style-name="P222"/>
      <text:p text:style-name="P222"/>
      <text:p text:style-name="P224"><text:span text:style-name="T52">Equipment</text:span>:</text:p>
      <text:p text:style-name="P222">Hand of the vizier: +1 to rating, next attack deals 10% extra dmg as <text:span text:style-name="T64">cold</text:span></text:p>
      <text:p text:style-name="P254">-------------------------------------------------</text:p>
      <text:p text:style-name="P212">ELDRITCH</text:p>
      <text:p text:style-name="P202">Perks:</text:p>
      <text:p text:style-name="P204"><text:span text:style-name="T59">Occultist</text:span>: +2 to rating</text:p>
      <text:p text:style-name="P212">Toying with madness: -2 to +4 rating (at random)</text:p>
      <text:p text:style-name="P204"/>
      <text:p text:style-name="P206">Weapons:</text:p>
      <text:p text:style-name="P206"/>
      <text:p text:style-name="P208"/>
      <text:p text:style-name="P210"><text:span text:style-name="T52">Equipment</text:span>:</text:p>
      <text:p text:style-name="P204">Sorcerer’s Pledge: <text:span text:style-name="T50">+1 to rating if </text:span><text:span text:style-name="T59">eldritch</text:span></text:p>
      <text:p text:style-name="P204">Sorcerer’s Pledge: -0,1 dmg multi <text:span text:style-name="T50">if not </text:span><text:span text:style-name="T59">eldritch</text:span></text:p>
      <text:p text:style-name="P206"><text:span text:style-name="T59">forbidden tome</text:span>: +<text:span text:style-name="T58">2</text:span> rating, <text:span text:style-name="T59">applies random affliction to you and enemy</text:span></text:p>
      <text:p text:style-name="P214">mirror mask: +2 rating, removes afflictions and copies onto enemy</text:p>
      <text:p text:style-name="P206">-------------------</text:p>
      <text:p text:style-name="P218">CHILL</text:p>
      <text:p text:style-name="P218">Perks:<text:line-break/>Chilled to the bone: Chills last twice as long<text:line-break/></text:p>
      <text:p text:style-name="P218">Weapons:</text:p>
      <text:p text:style-name="P218"/>
      <text:p text:style-name="P218"><text:soft-page-break/>Equipment:</text:p>
      <text:p text:style-name="P218">aquamarine ring: Chilled enemies cannot recover endurace</text:p>
      <text:p text:style-name="P251" loext:marker-style-name="T10"/>
      <text:p text:style-name="P251" loext:marker-style-name="T10"/>
      <text:p text:style-name="P251" loext:marker-style-name="T10"/>
      <text:p text:style-name="P257" loext:marker-style-name="T10"><text:span text:style-name="T1">Cold rituals</text:span><text:span text:style-name="T10">:</text:span></text:p>
      <text:p text:style-name="P251" loext:marker-style-name="T10"/>
      <text:p text:style-name="P251" loext:marker-style-name="T10"/>
      <text:p text:style-name="P257" loext:marker-style-name="T2"><text:span text:style-name="T10">Snowy Mist (</text:span><text:span text:style-name="T2">Nature)</text:span></text:p>
      <text:p text:style-name="P257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257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257" loext:marker-style-name="T10"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257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257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251" loext:marker-style-name="T10"/>
      <text:p text:style-name="P257" loext:marker-style-name="T10"><text:span text:style-name="T10">Glacial Glyph (</text:span><text:span text:style-name="T2">arcane)<text:line-break/></text:span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</text:span><text:soft-page-break/><text:span text:style-name="T10">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257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251" loext:marker-style-name="T10"/>
      <text:p text:style-name="P257" loext:marker-style-name="T10"><text:span text:style-name="T10">Polar Aegis (</text:span><text:span text:style-name="T2">arcane</text:span><text:span text:style-name="T10">)</text:span></text:p>
      <text:p text:style-name="P257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257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257" loext:marker-style-name="T10"><text:span text:style-name="T10">Lvl3: Cover yourself with a layer of frost that has X hit points. 55% of all damage taken is absorbed by Polar Aegis instead . Only one aegis can be active at a time. Lasts until the next rest. Mishap: Reduce cold resistance</text:span><text:span text:style-name="T10"/></text:p>
      <text:p text:style-name="P257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257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251" loext:marker-style-name="T10"/>
      <text:p text:style-name="P257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253" loext:marker-style-name="T10">Abyssal Cunning (<text:span text:style-name="T30">infernal)<text:line-break/></text:span><text:span text:style-name="T31">Lvl1: Does nothing. Misshap: Permanently reduce one random stat.</text:span></text:p>
      <text:p text:style-name="P253" loext:marker-style-name="T10"><text:span text:style-name="T31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259" loext:marker-style-name="T10"><text:span text:style-name="T1"/></text:p>
      <text:p text:style-name="P251" loext:marker-style-name="T10"/>
      <text:p text:style-name="P257" loext:marker-style-name="T2"><text:span text:style-name="T1">Lightning spells:<text:line-break/><text:line-break/></text:span><text:soft-page-break/><text:span text:style-name="T10">Arcing Bolt (</text:span><text:span text:style-name="T2">arcane)</text:span></text:p>
      <text:p text:style-name="P257" loext:marker-style-name="T10"><text:span text:style-name="T10">Lvl1: Deal X lightning damage<text:line-break/>Lvl2: Deal X lightning damage</text:span><text:span text:style-name="T10"/></text:p>
      <text:p text:style-name="P257" loext:marker-style-name="T10"><text:span text:style-name="T10">Lvl3: Deal X lightning damage, 15% chance to repeat on another body part for 50% damage</text:span><text:span text:style-name="T10"/></text:p>
      <text:p text:style-name="P257" loext:marker-style-name="T10"><text:span text:style-name="T10">Lvl4: Deal X lightning damage, 20% chance to repeat on another body part for 50% damage</text:span><text:span text:style-name="T10"/></text:p>
      <text:p text:style-name="P257" loext:marker-style-name="T10"><text:span text:style-name="T10">Lvl5: Deal X lightning damage, 25% chance to repeat on another body part for 50% </text:span><text:span text:style-name="T10"/></text:p>
      <text:p text:style-name="P257" loext:marker-style-name="T10"><text:span text:style-name="T10">damage</text:span><text:span text:style-name="T10"/></text:p>
      <text:p text:style-name="P251" loext:marker-style-name="T10"/>
      <text:p text:style-name="P231">TAGS: SPELL | <text:span text:style-name="T71">LIGHTNING</text:span> | ARCANE<text:line-break/><text:span text:style-name="T51">GENERIC:<text:line-break/>Perks:</text:span></text:p>
      <text:p text:style-name="P231">Supposed to Rot: +0,2 dmg multi per necrotic limb</text:p>
      <text:p text:style-name="P231">Herald of salvation: -0,05 dmg multi</text:p>
      <text:p text:style-name="P233">Reckless: +0,05 dmg multi per cloth or empty armor slot</text:p>
      <text:p text:style-name="P294">Shatter: <text:s/>+0,05 dmg mult per turn enemy has been chilled</text:p>
      <text:p text:style-name="P278">Fatal Curse: +0,1 mult against cursed enemies</text:p>
      <text:p text:style-name="P278"/>
      <text:p text:style-name="P235">Weapons:</text:p>
      <text:p text:style-name="P237">Daevas capricionsouness: 10% to 25% of random fire/cold/light</text:p>
      <text:p text:style-name="P238">Demongrip: 25% as fire</text:p>
      <text:p text:style-name="P238">Hellsiege: 25% as fire</text:p>
      <text:p text:style-name="P238">Desert wind: 15% as fire</text:p>
      <text:p text:style-name="P238">Marids gift: 15% as cold</text:p>
      <text:p text:style-name="P238">Eventide: 35% as cold</text:p>
      <text:p text:style-name="P238">Thurizas: 35% as light</text:p>
      <text:p text:style-name="P238">Crescent Moon: 15% as magic</text:p>
      <text:p text:style-name="P238">Cuchaviva: 15% as magic</text:p>
      <text:p text:style-name="P238"/>
      <text:p text:style-name="P243">Items:</text:p>
      <text:p text:style-name="P237">Cleanser of the unholy: 10% as fire</text:p>
      <text:p text:style-name="P238">Voice of the Storm: 15% as lightning</text:p>
      <text:p text:style-name="P245">Acolyte of the damned: 15% as magic</text:p>
      <text:p text:style-name="P238">Essence Spike: 8% as magic</text:p>
      <text:p text:style-name="P238">Hourglass of reshaping: 8% as magic</text:p>
      <text:p text:style-name="P231"><text:span text:style-name="T56">Zircon ring: 5% added as magic</text:span><text:span text:style-name="T51"><text:line-break/></text:span>Poisoner’s Precaution: 20% chance to poison</text:p>
      <text:p text:style-name="P247">The Stampede: +0,02 dmg multi per initiative higher than enemy</text:p>
      <text:p text:style-name="P249">ruby ring: 3% of dmg as fire per affliction on enemy</text:p>
      <text:p text:style-name="P249">amber ring: +0,07 mult if at full endurance</text:p>
      <text:p text:style-name="P249">soapstone ring: +0,08 mult if enemy restrained</text:p>
      <text:p text:style-name="P249">jet: +0,2 mult</text:p>
      <text:p text:style-name="P284"><text:span text:style-name="T51"><text:line-break/>---------------------------<text:line-break/>SPELL<text:line-break/>Perks:<text:line-break/></text:span>Destructor: +0.1 dmg multi</text:p>
      <text:p text:style-name="P284"/>
      <text:p text:style-name="P268"><text:span text:style-name="T61">Consumables</text:span><text:span text:style-name="T60">:</text:span></text:p>
      <text:p text:style-name="P268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68"><text:soft-page-break/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292">Elixir of bitterness: 5% as cold per stack</text:p>
      <text:p text:style-name="P268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68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29">Elixir of wrath: 5% as fire per stack</text:p>
      <text:p text:style-name="P268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68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29">Elixir of hatred: 5% as lightning per stack</text:p>
      <text:p text:style-name="P268"><text:span text:style-name="T60"/></text:p>
      <text:p text:style-name="P286">Weapons:</text:p>
      <text:p text:style-name="P288">Crescent moon: After an attack crits, this deals +0,25 dmg multi</text:p>
      <text:p text:style-name="P288"/>
      <text:p text:style-name="P290"><text:span text:style-name="T52">Equipment</text:span>:</text:p>
      <text:p text:style-name="P284">Acolyte of the damned: spend 5% of currend end and half that to dmg</text:p>
      <text:p text:style-name="P288">Kinetic absorber: -1 to cd when you block</text:p>
      <text:p text:style-name="P282">Pledge of blood: if at max end, remove 10% of it and gain +4 rating</text:p>
      <text:p text:style-name="P282">Hourglass of reshaping: +0,05 dmg mult per spell on cd</text:p>
      <text:p text:style-name="P282">ancient puzzle box: if last use of spell, then +0,1 mult and +2 rating</text:p>
      <text:p text:style-name="P282">topaz ring: next attack deals 10% extra as lightning</text:p>
      <text:p text:style-name="P282">pearl ring: if first spell of combat, +3 rating</text:p>
      <text:p text:style-name="P282">nacre: 15% chance of not going into cd</text:p>
      <text:p text:style-name="P282">-------------------------------------------------------------</text:p>
      <text:p text:style-name="P299">LIGHTNING</text:p>
      <text:p text:style-name="P300">Perks:</text:p>
      <text:p text:style-name="P303"><text:span text:style-name="T72">Electromancer</text:span>: Minimum level 2</text:p>
      <text:p text:style-name="P304"><text:span text:style-name="T72">Storm</text:span>walker: +0,1 dmg multi</text:p>
      <text:p text:style-name="P303"><text:span text:style-name="T64">Pyromancer</text:span>: -1 to maximum level</text:p>
      <text:p text:style-name="P303"><text:span text:style-name="T72">Lich:</text:span> -1 to maximum level</text:p>
      <text:p text:style-name="P308"/>
      <text:p text:style-name="P311">Weapons:</text:p>
      <text:p text:style-name="P308"/>
      <text:p text:style-name="P308"/>
      <text:p text:style-name="P314"><text:span text:style-name="T52">Equipment</text:span>:</text:p>
      <text:p text:style-name="P308">Hand of the vizier: +1 to rating, next attack deals 10% extra dmg as <text:span text:style-name="T72">light</text:span></text:p>
      <text:p text:style-name="P297">-------------------------------------------------</text:p>
      <text:p text:style-name="P271">ARCANE</text:p>
      <text:p text:style-name="P272">Perks:</text:p>
      <text:p text:style-name="P274">Arcanist: +2 to rating</text:p>
      <text:p text:style-name="P274">Scroll Savant: +4 to rating if cast from a scroll</text:p>
      <text:p text:style-name="P274"/>
      <text:p text:style-name="P275">Weapons:</text:p>
      <text:p text:style-name="P276">Tool of creation: +1 to rating/+2 if ToC has a glyph</text:p>
      <text:p text:style-name="P276">Magisters rod: +1 to rating/ armor pen converted to rating at 2:1</text:p>
      <text:p text:style-name="P276">Shimmerstaff: +1 to rating</text:p>
      <text:p text:style-name="P276"/>
      <text:p text:style-name="P277"><text:span text:style-name="T52">Equipment</text:span>:</text:p>
      <text:p text:style-name="P274">Sorcerer’s Pledge: <text:span text:style-name="T50">+1 to rating if arcane</text:span></text:p>
      <text:p text:style-name="P274">Sorcerer’s Pledge: -0,1 dmg multi <text:span text:style-name="T50">if not arcane</text:span></text:p>
      <text:p text:style-name="P273">great icosahedron: +2 to rating, unlocks lvl 6</text:p>
      <text:p text:style-name="P257" loext:marker-style-name="T2"><text:soft-page-break/><text:span text:style-name="T10">Lightning Strike (</text:span><text:span text:style-name="T2">nature)</text:span></text:p>
      <text:p text:style-name="P257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257" loext:marker-style-name="T10"><text:span text:style-name="T10">Lvl3: Deal X lightning damage to all body parts, 6% chance to stun</text:span><text:span text:style-name="T10"/></text:p>
      <text:p text:style-name="P257" loext:marker-style-name="T10"><text:span text:style-name="T10">Lvl4: Deal X lightning damage to all body parts, 7% chance to stun</text:span><text:span text:style-name="T10"/></text:p>
      <text:p text:style-name="P257" loext:marker-style-name="T1"><text:span text:style-name="T10">Lvl5: Deal X lightning damage to all body parts, 8% chance to stun</text:span><text:span text:style-name="T1"/></text:p>
      <text:p text:style-name="P255" loext:marker-style-name="T1"/>
      <text:p text:style-name="P232">TAGS: SPELL | <text:span text:style-name="T71">LIGHTNING</text:span> | <text:span text:style-name="T72">NATURE</text:span><text:line-break/><text:span text:style-name="T51">GENERIC:<text:line-break/>Perks:</text:span></text:p>
      <text:p text:style-name="P232">Supposed to Rot: +0,2 dmg multi per necrotic limb</text:p>
      <text:p text:style-name="P232">Herald of salvation: -0,05 dmg multi</text:p>
      <text:p text:style-name="P234">Reckless: +0,05 dmg multi per cloth or empty armor slot</text:p>
      <text:p text:style-name="P295">Shatter: <text:s/>+0,05 dmg mult per turn enemy has been chilled</text:p>
      <text:p text:style-name="P279">Fatal Curse: +0,1 mult against cursed enemies</text:p>
      <text:p text:style-name="P279"/>
      <text:p text:style-name="P236">Weapons:</text:p>
      <text:p text:style-name="P240">Daevas capricionsouness: 10% to 25% of random fire/cold/light</text:p>
      <text:p text:style-name="P241">Demongrip: 25% as fire</text:p>
      <text:p text:style-name="P241">Hellsiege: 25% as fire</text:p>
      <text:p text:style-name="P241">Desert wind: 15% as fire</text:p>
      <text:p text:style-name="P241">Marids gift: 15% as cold</text:p>
      <text:p text:style-name="P241">Eventide: 35% as cold</text:p>
      <text:p text:style-name="P241">Thurizas: 35% as light</text:p>
      <text:p text:style-name="P241">Crescent Moon: 15% as magic</text:p>
      <text:p text:style-name="P241">Cuchaviva: 15% as magic</text:p>
      <text:p text:style-name="P241"/>
      <text:p text:style-name="P244">Items:</text:p>
      <text:p text:style-name="P240">Cleanser of the unholy: 10% as fire</text:p>
      <text:p text:style-name="P241">Voice of the Storm: 15% as lightning</text:p>
      <text:p text:style-name="P246">Acolyte of the damned: 15% as magic</text:p>
      <text:p text:style-name="P241">Essence Spike: 8% as magic</text:p>
      <text:p text:style-name="P241">Hourglass of reshaping: 8% as magic</text:p>
      <text:p text:style-name="P232"><text:span text:style-name="T56">Zircon ring: 5% added as magic</text:span><text:span text:style-name="T51"><text:line-break/></text:span>Poisoner’s Precaution: 20% chance to poison</text:p>
      <text:p text:style-name="P248">The Stampede: +0,02 dmg multi per initiative higher than enemy</text:p>
      <text:p text:style-name="P250">ruby ring: 3% of dmg as fire per affliction on enemy</text:p>
      <text:p text:style-name="P250">amber ring: +0,07 mult if at full endurance</text:p>
      <text:p text:style-name="P250">soapstone ring: +0,08 mult if enemy restrained</text:p>
      <text:p text:style-name="P250">jet: +0,2 mult</text:p>
      <text:p text:style-name="P285"><text:span text:style-name="T51"><text:line-break/>---------------------------<text:line-break/>SPELL<text:line-break/>Perks:<text:line-break/></text:span>Destructor: +0.1 dmg multi</text:p>
      <text:p text:style-name="P285"/>
      <text:p text:style-name="P269"><text:span text:style-name="T61">Consumables</text:span><text:span text:style-name="T60">:</text:span></text:p>
      <text:p text:style-name="P269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69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293"><text:soft-page-break/>Elixir of bitterness: 5% as cold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69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30">Elixir of wrath: 5% as fire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69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30">Elixir of hatred: 5% as lightning per stack</text:p>
      <text:p text:style-name="P269"><text:span text:style-name="T60"/></text:p>
      <text:p text:style-name="P287">Weapons:</text:p>
      <text:p text:style-name="P289">Crescent moon: After an attack crits, this deals +0,25 dmg multi</text:p>
      <text:p text:style-name="P289"/>
      <text:p text:style-name="P291"><text:span text:style-name="T52">Equipment</text:span>:</text:p>
      <text:p text:style-name="P285">Acolyte of the damned: spend 5% of currend end and half that to dmg</text:p>
      <text:p text:style-name="P289">Kinetic absorber: -1 to cd when you block</text:p>
      <text:p text:style-name="P283">Pledge of blood: if at max end, remove 10% of it and gain +4 rating</text:p>
      <text:p text:style-name="P283">Hourglass of reshaping: +0,05 dmg mult per spell on cd</text:p>
      <text:p text:style-name="P283">ancient puzzle box: if last use of spell, then +0,1 mult and +2 rating</text:p>
      <text:p text:style-name="P283">topaz ring: next attack deals 10% extra as lightning</text:p>
      <text:p text:style-name="P283">pearl ring: if first spell of combat, +3 rating</text:p>
      <text:p text:style-name="P283">nacre: 15% chance of not going into cd</text:p>
      <text:p text:style-name="P283">-------------------------------------------------------------</text:p>
      <text:p text:style-name="P299">LIGHTNING</text:p>
      <text:p text:style-name="P301">Perks:</text:p>
      <text:p text:style-name="P305"><text:span text:style-name="T72">Electromancer</text:span>: Minimum level 2</text:p>
      <text:p text:style-name="P306"><text:span text:style-name="T72">Storm</text:span>walker: +0,1 dmg multi</text:p>
      <text:p text:style-name="P305"><text:span text:style-name="T64">Pyromancer</text:span>: -1 to maximum level</text:p>
      <text:p text:style-name="P305"><text:span text:style-name="T72">Lich:</text:span> -1 to maximum level</text:p>
      <text:p text:style-name="P309"/>
      <text:p text:style-name="P312">Weapons:</text:p>
      <text:p text:style-name="P309"/>
      <text:p text:style-name="P309"/>
      <text:p text:style-name="P315"><text:span text:style-name="T52">Equipment</text:span>:</text:p>
      <text:p text:style-name="P309">Hand of the vizier: +1 to rating, next attack deals 10% extra dmg as <text:span text:style-name="T72">light</text:span></text:p>
      <text:p text:style-name="P298">-------------------------------------------------</text:p>
      <text:p text:style-name="P318">NATURE</text:p>
      <text:p text:style-name="P319">Perks:</text:p>
      <text:p text:style-name="P320"><text:span text:style-name="T52">Shaman</text:span>: +2 to rating</text:p>
      <text:p text:style-name="P320"/>
      <text:p text:style-name="P320"/>
      <text:p text:style-name="P318">Weapons:</text:p>
      <text:p text:style-name="P318">Desert wind: rating +1</text:p>
      <text:p text:style-name="P321"/>
      <text:p text:style-name="P322"><text:span text:style-name="T52">Equipment</text:span>:</text:p>
      <text:p text:style-name="P320">Sorcerer’s Pledge: <text:span text:style-name="T50">+1 to rating if </text:span><text:span text:style-name="T58">nature</text:span></text:p>
      <text:p text:style-name="P320">Sorcerer’s Pledge: -0,1 dmg multi <text:span text:style-name="T50">if not </text:span><text:span text:style-name="T58">nature</text:span></text:p>
      <text:p text:style-name="P318">Coralweave: +1 rating</text:p>
      <text:p text:style-name="P318">Voice of the storm: +2 rating</text:p>
      <text:p text:style-name="P269" loext:marker-style-name="T10"><text:span text:style-name="T65">Calamity conflux: +2 rating, 5% extra as </text:span><text:span text:style-name="T66">fire</text:span><text:span text:style-name="T65"> and </text:span><text:span text:style-name="T67">cold</text:span></text:p>
      <text:p text:style-name="P269" loext:marker-style-name="T10"><text:span text:style-name="T68">--------------------------------------------------------------</text:span></text:p>
      <text:p text:style-name="P257" loext:marker-style-name="T2"><text:soft-page-break/><text:span text:style-name="T10">Sky Spear (</text:span><text:span text:style-name="T2">divine)</text:span></text:p>
      <text:p text:style-name="P269" loext:marker-style-name="T10"><text:span text:style-name="T10">Lvl1: Deal X lightning damage, 20% extra per every </text:span><text:span text:style-name="T23">time it was casted this combat</text:span><text:span text:style-name="T10"><text:line-break/>Lvl2: Deal X lightning damage, 20% extra per every </text:span><text:span text:style-name="T23">time it was casted this combat</text:span></text:p>
      <text:p text:style-name="P269" loext:marker-style-name="T10"><text:span text:style-name="T10">Lvl3: Deal X lightning damage, 25% extra per every </text:span><text:span text:style-name="T23">time it was casted this combat</text:span></text:p>
      <text:p text:style-name="P269" loext:marker-style-name="T10"><text:span text:style-name="T10">Lvl4: Deal X lightning damage, 30% extra per every </text:span><text:span text:style-name="T23">time it was casted this combat</text:span></text:p>
      <text:p text:style-name="P269" loext:marker-style-name="T1"><text:span text:style-name="T10">Lvl5: Deal X lightning damage, 35% extra per every </text:span><text:span text:style-name="T23">time it was casted this combat</text:span></text:p>
      <text:p text:style-name="P255" loext:marker-style-name="T1"/>
      <text:p text:style-name="P232">TAGS: SPELL | <text:span text:style-name="T71">LIGHTNING</text:span> | <text:span text:style-name="T72">DIVINE</text:span><text:line-break/><text:span text:style-name="T51">GENERIC:<text:line-break/>Perks:</text:span></text:p>
      <text:p text:style-name="P232">Supposed to Rot: +0,2 dmg multi per necrotic limb</text:p>
      <text:p text:style-name="P232">Herald of salvation: -0,05 dmg multi</text:p>
      <text:p text:style-name="P234">Reckless: +0,05 dmg multi per cloth or empty armor slot</text:p>
      <text:p text:style-name="P295">Shatter: <text:s/>+0,05 dmg mult per turn enemy has been chilled</text:p>
      <text:p text:style-name="P279">Fatal Curse: +0,1 mult against cursed enemies</text:p>
      <text:p text:style-name="P279"/>
      <text:p text:style-name="P236">Weapons:</text:p>
      <text:p text:style-name="P240">Daevas capricionsouness: 10% to 25% of random fire/cold/light</text:p>
      <text:p text:style-name="P241">Demongrip: 25% as fire</text:p>
      <text:p text:style-name="P241">Hellsiege: 25% as fire</text:p>
      <text:p text:style-name="P241">Desert wind: 15% as fire</text:p>
      <text:p text:style-name="P241">Marids gift: 15% as cold</text:p>
      <text:p text:style-name="P241">Eventide: 35% as cold</text:p>
      <text:p text:style-name="P241">Thurizas: 35% as light</text:p>
      <text:p text:style-name="P241">Crescent Moon: 15% as magic</text:p>
      <text:p text:style-name="P241">Cuchaviva: 15% as magic</text:p>
      <text:p text:style-name="P241"/>
      <text:p text:style-name="P244">Items:</text:p>
      <text:p text:style-name="P240">Cleanser of the unholy: 10% as fire</text:p>
      <text:p text:style-name="P241">Voice of the Storm: 15% as lightning</text:p>
      <text:p text:style-name="P246">Acolyte of the damned: 15% as magic</text:p>
      <text:p text:style-name="P241">Essence Spike: 8% as magic</text:p>
      <text:p text:style-name="P241">Hourglass of reshaping: 8% as magic</text:p>
      <text:p text:style-name="P232"><text:span text:style-name="T56">Zircon ring: 5% added as magic</text:span><text:span text:style-name="T51"><text:line-break/></text:span>Poisoner’s Precaution: 20% chance to poison</text:p>
      <text:p text:style-name="P248">The Stampede: +0,02 dmg multi per initiative higher than enemy</text:p>
      <text:p text:style-name="P250">ruby ring: 3% of dmg as fire per affliction on enemy</text:p>
      <text:p text:style-name="P250">amber ring: +0,07 mult if at full endurance</text:p>
      <text:p text:style-name="P250">soapstone ring: +0,08 mult if enemy restrained</text:p>
      <text:p text:style-name="P250">jet: +0,2 mult</text:p>
      <text:p text:style-name="P285"><text:span text:style-name="T51"><text:line-break/>---------------------------<text:line-break/>SPELL<text:line-break/>Perks:<text:line-break/></text:span>Destructor: +0.1 dmg multi</text:p>
      <text:p text:style-name="P285"/>
      <text:p text:style-name="P269"><text:span text:style-name="T61">Consumables</text:span><text:span text:style-name="T60">:</text:span></text:p>
      <text:p text:style-name="P269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69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293"><text:soft-page-break/>Elixir of bitterness: 5% as cold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69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30">Elixir of wrath: 5% as fire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69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30">Elixir of hatred: 5% as lightning per stack</text:p>
      <text:p text:style-name="P269"><text:span text:style-name="T60"/></text:p>
      <text:p text:style-name="P287">Weapons:</text:p>
      <text:p text:style-name="P289">Crescent moon: After an attack crits, this deals +0,25 dmg multi</text:p>
      <text:p text:style-name="P289"/>
      <text:p text:style-name="P291"><text:span text:style-name="T52">Equipment</text:span>:</text:p>
      <text:p text:style-name="P285">Acolyte of the damned: spend 5% of currend end and half that to dmg</text:p>
      <text:p text:style-name="P289">Kinetic absorber: -1 to cd when you block</text:p>
      <text:p text:style-name="P283">Pledge of blood: if at max end, remove 10% of it and gain +4 rating</text:p>
      <text:p text:style-name="P283">Hourglass of reshaping: +0,05 dmg mult per spell on cd</text:p>
      <text:p text:style-name="P283">ancient puzzle box: if last use of spell, then +0,1 mult and +2 rating</text:p>
      <text:p text:style-name="P283">topaz ring: next attack deals 10% extra as lightning</text:p>
      <text:p text:style-name="P283">pearl ring: if first spell of combat, +3 rating</text:p>
      <text:p text:style-name="P283">nacre: 15% chance of not going into cd</text:p>
      <text:p text:style-name="P283">-------------------------------------------------------------</text:p>
      <text:p text:style-name="P299">LIGHTNING</text:p>
      <text:p text:style-name="P301">Perks:</text:p>
      <text:p text:style-name="P305"><text:span text:style-name="T72">Electromancer</text:span>: Minimum level 2</text:p>
      <text:p text:style-name="P306"><text:span text:style-name="T72">Storm</text:span>walker: +0,1 dmg multi</text:p>
      <text:p text:style-name="P305"><text:span text:style-name="T64">Pyromancer</text:span>: -1 to maximum level</text:p>
      <text:p text:style-name="P305"><text:span text:style-name="T72">Lich:</text:span> -1 to maximum level</text:p>
      <text:p text:style-name="P309"/>
      <text:p text:style-name="P312">Weapons:</text:p>
      <text:p text:style-name="P309"/>
      <text:p text:style-name="P309"/>
      <text:p text:style-name="P315"><text:span text:style-name="T52">Equipment</text:span>:</text:p>
      <text:p text:style-name="P309">Hand of the vizier: +1 to rating, next attack deals 10% extra dmg as <text:span text:style-name="T72">light</text:span></text:p>
      <text:p text:style-name="P256">--------------------------------------------------------</text:p>
      <text:p text:style-name="P317">DIVINE</text:p>
      <text:p text:style-name="P302">Perks:</text:p>
      <text:p text:style-name="P307"><text:span text:style-name="T58">Dominie</text:span>: +2 to rating</text:p>
      <text:p text:style-name="P307"/>
      <text:p text:style-name="P307"/>
      <text:p text:style-name="P313">Weapons:</text:p>
      <text:p text:style-name="P313"><text:span text:style-name="T58">Gandiva</text:span>: rating +1</text:p>
      <text:p text:style-name="P310"/>
      <text:p text:style-name="P316"><text:span text:style-name="T52">Equipment</text:span>:</text:p>
      <text:p text:style-name="P307">Sorcerer’s Pledge: <text:span text:style-name="T50">+1 to rating if </text:span><text:span text:style-name="T58">divine</text:span></text:p>
      <text:p text:style-name="P307">Sorcerer’s Pledge: -0,1 dmg multi <text:span text:style-name="T50">if not </text:span><text:span text:style-name="T58">divine</text:span></text:p>
      <text:p text:style-name="P313"><text:span text:style-name="T58">Hood of penitence</text:span>: +<text:span text:style-name="T58">3</text:span> rating</text:p>
      <text:p text:style-name="P313"><text:span text:style-name="T58">Sacred Oath</text:span> +<text:span text:style-name="T58">1</text:span> rating</text:p>
      <text:p text:style-name="P313"><text:span text:style-name="T58">Gilded icon</text:span>: +2 rating, <text:span text:style-name="T58">if </text:span><text:span text:style-name="T72">Sky Spear</text:span><text:span text:style-name="T58"> remove CD and +1 use</text:span></text:p>
      <text:p text:style-name="P313"/>
      <text:p text:style-name="P257" loext:marker-style-name="T2"><text:soft-page-break/><text:span text:style-name="T10">Red Lightning (</text:span><text:span text:style-name="T2">infernal)</text:span></text:p>
      <text:p text:style-name="P257" loext:marker-style-name="T10"><text:span text:style-name="T10">Lvl1: Deal X lightning damage, 33% chance to burn<text:line-break/>Lvl2: Deal X lightning damage, 33% chance to burn</text:span><text:span text:style-name="T10"/></text:p>
      <text:p text:style-name="P257" loext:marker-style-name="T10"><text:span text:style-name="T10">Lvl3: Deal X lightning damage, 45% chance to burn</text:span><text:span text:style-name="T10"/></text:p>
      <text:p text:style-name="P257" loext:marker-style-name="T10"><text:span text:style-name="T10">Lvl4: Deal X lightning damage, 57% chance to burn</text:span><text:span text:style-name="T10"/></text:p>
      <text:p text:style-name="P257" loext:marker-style-name="T10"><text:span text:style-name="T10">Lvl5: Deal X lightning damage, 70% chance to burn</text:span><text:span text:style-name="T10"/></text:p>
      <text:p text:style-name="P232">TAGS: SPELL | <text:span text:style-name="T71">LIGHTNING</text:span> | <text:span text:style-name="T72">INFERNAL | BURN<text:line-break/></text:span><text:span text:style-name="T51">GENERIC:<text:line-break/>Perks:</text:span></text:p>
      <text:p text:style-name="P232">Supposed to Rot: +0,2 dmg multi per necrotic limb</text:p>
      <text:p text:style-name="P232">Herald of salvation: -0,05 dmg multi</text:p>
      <text:p text:style-name="P234">Reckless: +0,05 dmg multi per cloth or empty armor slot</text:p>
      <text:p text:style-name="P295">Shatter: <text:s/>+0,05 dmg mult per turn enemy has been chilled</text:p>
      <text:p text:style-name="P279">Fatal Curse: +0,1 mult against cursed enemies</text:p>
      <text:p text:style-name="P279"/>
      <text:p text:style-name="P236">Weapons:</text:p>
      <text:p text:style-name="P240">Daevas capricionsouness: 10% to 25% of random fire/cold/light</text:p>
      <text:p text:style-name="P241">Demongrip: 25% as fire</text:p>
      <text:p text:style-name="P241">Hellsiege: 25% as fire</text:p>
      <text:p text:style-name="P241">Desert wind: 15% as fire</text:p>
      <text:p text:style-name="P241">Marids gift: 15% as cold</text:p>
      <text:p text:style-name="P241">Eventide: 35% as cold</text:p>
      <text:p text:style-name="P241">Thurizas: 35% as light</text:p>
      <text:p text:style-name="P241">Crescent Moon: 15% as magic</text:p>
      <text:p text:style-name="P241">Cuchaviva: 15% as magic</text:p>
      <text:p text:style-name="P241"/>
      <text:p text:style-name="P244">Items:</text:p>
      <text:p text:style-name="P240">Cleanser of the unholy: 10% as fire</text:p>
      <text:p text:style-name="P241">Voice of the Storm: 15% as lightning</text:p>
      <text:p text:style-name="P246">Acolyte of the damned: 15% as magic</text:p>
      <text:p text:style-name="P241">Essence Spike: 8% as magic</text:p>
      <text:p text:style-name="P241">Hourglass of reshaping: 8% as magic</text:p>
      <text:p text:style-name="P232"><text:span text:style-name="T56">Zircon ring: 5% added as magic</text:span><text:span text:style-name="T51"><text:line-break/></text:span>Poisoner’s Precaution: 20% chance to poison</text:p>
      <text:p text:style-name="P248">The Stampede: +0,02 dmg multi per initiative higher than enemy</text:p>
      <text:p text:style-name="P250">ruby ring: 3% of dmg as fire per affliction on enemy</text:p>
      <text:p text:style-name="P250">amber ring: +0,07 mult if at full endurance</text:p>
      <text:p text:style-name="P250">soapstone ring: +0,08 mult if enemy restrained</text:p>
      <text:p text:style-name="P250">jet: +0,2 mult</text:p>
      <text:p text:style-name="P285"><text:span text:style-name="T51"><text:line-break/>---------------------------<text:line-break/>SPELL<text:line-break/>Perks:<text:line-break/></text:span>Destructor: +0.1 dmg multi</text:p>
      <text:p text:style-name="P285"/>
      <text:p text:style-name="P269"><text:span text:style-name="T61">Consumables</text:span><text:span text:style-name="T60">:</text:span></text:p>
      <text:p text:style-name="P269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69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293">Elixir of bitterness: 5% as cold per stack</text:p>
      <text:p text:style-name="P269"><text:soft-page-break/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69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30">Elixir of wrath: 5% as fire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69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30">Elixir of hatred: 5% as lightning per stack</text:p>
      <text:p text:style-name="P269"><text:span text:style-name="T60"/></text:p>
      <text:p text:style-name="P287">Weapons:</text:p>
      <text:p text:style-name="P289">Crescent moon: After an attack crits, this deals +0,25 dmg multi</text:p>
      <text:p text:style-name="P289"/>
      <text:p text:style-name="P291"><text:span text:style-name="T52">Equipment</text:span>:</text:p>
      <text:p text:style-name="P285">Acolyte of the damned: spend 5% of currend end and half that to dmg</text:p>
      <text:p text:style-name="P289">Kinetic absorber: -1 to cd when you block</text:p>
      <text:p text:style-name="P283">Pledge of blood: if at max end, remove 10% of it and gain +4 rating</text:p>
      <text:p text:style-name="P283">Hourglass of reshaping: +0,05 dmg mult per spell on cd</text:p>
      <text:p text:style-name="P283">ancient puzzle box: if last use of spell, then +0,1 mult and +2 rating</text:p>
      <text:p text:style-name="P283">topaz ring: next attack deals 10% extra as lightning</text:p>
      <text:p text:style-name="P283">pearl ring: if first spell of combat, +3 rating</text:p>
      <text:p text:style-name="P283">nacre: 15% chance of not going into cd</text:p>
      <text:p text:style-name="P283">-------------------------------------------------------------</text:p>
      <text:p text:style-name="P299">LIGHTNING</text:p>
      <text:p text:style-name="P301">Perks:</text:p>
      <text:p text:style-name="P305"><text:span text:style-name="T72">Electromancer</text:span>: Minimum level 2</text:p>
      <text:p text:style-name="P306"><text:span text:style-name="T72">Storm</text:span>walker: +0,1 dmg multi</text:p>
      <text:p text:style-name="P305"><text:span text:style-name="T64">Pyromancer</text:span>: -1 to maximum level</text:p>
      <text:p text:style-name="P305"><text:span text:style-name="T72">Lich:</text:span> -1 to maximum level</text:p>
      <text:p text:style-name="P309"/>
      <text:p text:style-name="P312">Weapons:</text:p>
      <text:p text:style-name="P309"/>
      <text:p text:style-name="P309"/>
      <text:p text:style-name="P315"><text:span text:style-name="T52">Equipment</text:span>:</text:p>
      <text:p text:style-name="P309">Hand of the vizier: +1 to rating, next attack deals 10% extra dmg as <text:span text:style-name="T72">light</text:span></text:p>
      <text:p text:style-name="P309">-----------------------------------------------------------</text:p>
      <text:p text:style-name="P324">INFERNAL</text:p>
      <text:p text:style-name="P325">Perks:</text:p>
      <text:p text:style-name="P326"><text:span text:style-name="T58">Demonologist</text:span>: +2 to rating</text:p>
      <text:p text:style-name="P326"/>
      <text:p text:style-name="P326"/>
      <text:p text:style-name="P327">Weapons:</text:p>
      <text:p text:style-name="P327"/>
      <text:p text:style-name="P328"/>
      <text:p text:style-name="P329"><text:span text:style-name="T52">Equipment</text:span>:</text:p>
      <text:p text:style-name="P326">Sorcerer’s Pledge: <text:span text:style-name="T50">+1 to rating if </text:span><text:span text:style-name="T58">infernal</text:span></text:p>
      <text:p text:style-name="P326">Sorcerer’s Pledge: -0,1 dmg multi <text:span text:style-name="T50">if not </text:span><text:span text:style-name="T58">infernal</text:span></text:p>
      <text:p text:style-name="P327"><text:span text:style-name="T58">Chained heart</text:span>: +<text:span text:style-name="T58">2</text:span> rating, <text:span text:style-name="T58">+0,15 mult, consumes 5% of current endurance, restores all spent endu at end of combat</text:span></text:p>
      <text:p text:style-name="P323">Crown of horns: +2 rating, +0,4 mult while cursed</text:p>
      <text:p text:style-name="P330">--------------------------------------------</text:p>
      <text:p text:style-name="P331">BURN</text:p>
      <text:p text:style-name="P331">Perks:<text:line-break/><text:soft-page-break/><text:span text:style-name="T73">Fan the flames: Burns deal +0.4 dmg multi and last 1 turn less</text:span></text:p>
      <text:p text:style-name="P331"><text:span text:style-name="T73">W</text:span>eapons:</text:p>
      <text:p text:style-name="P331"/>
      <text:p text:style-name="P331"><text:span text:style-name="T73">E</text:span>quipment:</text:p>
      <text:p text:style-name="P332"><text:span text:style-name="T74">ammo ring: burns deal 2% of targets max end per round</text:span></text:p>
      <text:p text:style-name="P332"/>
      <text:p text:style-name="P332"/>
      <text:p text:style-name="P257" loext:marker-style-name="T2"><text:span text:style-name="T10">Ball Lightning (</text:span><text:span text:style-name="T2">eldritch)</text:span></text:p>
      <text:p text:style-name="P257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257" loext:marker-style-name="T10"><text:span text:style-name="T10">Lvl3: Deal X lightning damage, 15% chance to overcharge</text:span><text:span text:style-name="T10"/></text:p>
      <text:p text:style-name="P257" loext:marker-style-name="T10"><text:span text:style-name="T10">Lvl4: Deal X lightning damage, 20% chance to overcharge</text:span><text:span text:style-name="T10"/></text:p>
      <text:p text:style-name="P257" loext:marker-style-name="T10"><text:span text:style-name="T10">Lvl5: Deal X lightning damage, 25% chance to overcharge</text:span><text:span text:style-name="T10"/></text:p>
      <text:p text:style-name="P232">TAGS: SPELL | <text:span text:style-name="T71">LIGHTNING</text:span> | <text:span text:style-name="T72">ELDRITCH | OVERCHARGE<text:line-break/></text:span><text:span text:style-name="T51">GENERIC:<text:line-break/>Perks:</text:span></text:p>
      <text:p text:style-name="P232">Supposed to Rot: +0,2 dmg multi per necrotic limb</text:p>
      <text:p text:style-name="P232">Herald of salvation: -0,05 dmg multi</text:p>
      <text:p text:style-name="P234">Reckless: +0,05 dmg multi per cloth or empty armor slot</text:p>
      <text:p text:style-name="P295">Shatter: <text:s/>+0,05 dmg mult per turn enemy has been chilled</text:p>
      <text:p text:style-name="P279">Fatal Curse: +0,1 mult against cursed enemies</text:p>
      <text:p text:style-name="P279"/>
      <text:p text:style-name="P236">Weapons:</text:p>
      <text:p text:style-name="P240">Daevas capricionsouness: 10% to 25% of random fire/cold/light</text:p>
      <text:p text:style-name="P241">Demongrip: 25% as fire</text:p>
      <text:p text:style-name="P241">Hellsiege: 25% as fire</text:p>
      <text:p text:style-name="P241">Desert wind: 15% as fire</text:p>
      <text:p text:style-name="P241">Marids gift: 15% as cold</text:p>
      <text:p text:style-name="P241">Eventide: 35% as cold</text:p>
      <text:p text:style-name="P241">Thurizas: 35% as light</text:p>
      <text:p text:style-name="P241">Crescent Moon: 15% as magic</text:p>
      <text:p text:style-name="P241">Cuchaviva: 15% as magic</text:p>
      <text:p text:style-name="P241"/>
      <text:p text:style-name="P244">Items:</text:p>
      <text:p text:style-name="P240">Cleanser of the unholy: 10% as fire</text:p>
      <text:p text:style-name="P241">Voice of the Storm: 15% as lightning</text:p>
      <text:p text:style-name="P246">Acolyte of the damned: 15% as magic</text:p>
      <text:p text:style-name="P241">Essence Spike: 8% as magic</text:p>
      <text:p text:style-name="P241">Hourglass of reshaping: 8% as magic</text:p>
      <text:p text:style-name="P232"><text:span text:style-name="T56">Zircon ring: 5% added as magic</text:span><text:span text:style-name="T51"><text:line-break/></text:span>Poisoner’s Precaution: 20% chance to poison</text:p>
      <text:p text:style-name="P248">The Stampede: +0,02 dmg multi per initiative higher than enemy</text:p>
      <text:p text:style-name="P250">ruby ring: 3% of dmg as fire per affliction on enemy</text:p>
      <text:p text:style-name="P250">amber ring: +0,07 mult if at full endurance</text:p>
      <text:p text:style-name="P250">soapstone ring: +0,08 mult if enemy restrained</text:p>
      <text:p text:style-name="P250">jet: +0,2 mult</text:p>
      <text:p text:style-name="P285"><text:span text:style-name="T51"><text:line-break/>---------------------------<text:line-break/>SPELL<text:line-break/></text:span><text:soft-page-break/><text:span text:style-name="T51">Perks:<text:line-break/></text:span>Destructor: +0.1 dmg multi</text:p>
      <text:p text:style-name="P285"/>
      <text:p text:style-name="P269"><text:span text:style-name="T61">Consumables</text:span><text:span text:style-name="T60">:</text:span></text:p>
      <text:p text:style-name="P269"><text:span text:style-name="T61">Potion</text:span><text:span text:style-name="T60"> </text:span><text:span text:style-name="T61">of</text:span><text:span text:style-name="T60"> </text:span><text:span text:style-name="T61">bitterness</text:span><text:span text:style-name="T60">: 10% </text:span><text:span text:style-name="T61">as</text:span><text:span text:style-name="T60"> </text:span><text:span text:style-name="T61">cold</text:span></text:p>
      <text:p text:style-name="P269"><text:span text:style-name="T60">G </text:span><text:span text:style-name="T61">potion</text:span><text:span text:style-name="T60"> of </text:span><text:span text:style-name="T61">bitterness</text:span><text:span text:style-name="T60">: 25% as cold</text:span></text:p>
      <text:p text:style-name="P293">Elixir of bitterness: 5% as cold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wrath</text:span><text:span text:style-name="T60">: 10% </text:span><text:span text:style-name="T61">as</text:span><text:span text:style-name="T60"> f</text:span><text:span text:style-name="T62">ire</text:span></text:p>
      <text:p text:style-name="P269"><text:span text:style-name="T60">G </text:span><text:span text:style-name="T61">potion</text:span><text:span text:style-name="T60"> of </text:span><text:span text:style-name="T62">wrath</text:span><text:span text:style-name="T60">: 25% as fire</text:span></text:p>
      <text:p text:style-name="P230">Elixir of wrath: 5% as fire per stack</text:p>
      <text:p text:style-name="P269"><text:span text:style-name="T61">Potion</text:span><text:span text:style-name="T60"> </text:span><text:span text:style-name="T61">of</text:span><text:span text:style-name="T60"> </text:span><text:span text:style-name="T62">hatred</text:span><text:span text:style-name="T60">: 10% </text:span><text:span text:style-name="T61">as</text:span><text:span text:style-name="T60"> </text:span><text:span text:style-name="T62">light</text:span></text:p>
      <text:p text:style-name="P269"><text:span text:style-name="T60">G </text:span><text:span text:style-name="T61">potion</text:span><text:span text:style-name="T60"> of </text:span><text:span text:style-name="T62">hatred</text:span><text:span text:style-name="T60">: 25% as lightning</text:span></text:p>
      <text:p text:style-name="P230">Elixir of hatred: 5% as lightning per stack</text:p>
      <text:p text:style-name="P269"><text:span text:style-name="T60"/></text:p>
      <text:p text:style-name="P287">Weapons:</text:p>
      <text:p text:style-name="P289">Crescent moon: After an attack crits, this deals +0,25 dmg multi</text:p>
      <text:p text:style-name="P289"/>
      <text:p text:style-name="P291"><text:span text:style-name="T52">Equipment</text:span>:</text:p>
      <text:p text:style-name="P285">Acolyte of the damned: spend 5% of currend end and half that to dmg</text:p>
      <text:p text:style-name="P289">Kinetic absorber: -1 to cd when you block</text:p>
      <text:p text:style-name="P283">Pledge of blood: if at max end, remove 10% of it and gain +4 rating</text:p>
      <text:p text:style-name="P283">Hourglass of reshaping: +0,05 dmg mult per spell on cd</text:p>
      <text:p text:style-name="P283">ancient puzzle box: if last use of spell, then +0,1 mult and +2 rating</text:p>
      <text:p text:style-name="P283">topaz ring: next attack deals 10% extra as lightning</text:p>
      <text:p text:style-name="P283">pearl ring: if first spell of combat, +3 rating</text:p>
      <text:p text:style-name="P283">nacre: 15% chance of not going into cd</text:p>
      <text:p text:style-name="P283">-------------------------------------------------------------</text:p>
      <text:p text:style-name="P299">LIGHTNING</text:p>
      <text:p text:style-name="P301">Perks:</text:p>
      <text:p text:style-name="P305"><text:span text:style-name="T72">Electromancer</text:span>: Minimum level 2</text:p>
      <text:p text:style-name="P306"><text:span text:style-name="T72">Storm</text:span>walker: +0,1 dmg multi</text:p>
      <text:p text:style-name="P305"><text:span text:style-name="T64">Pyromancer</text:span>: -1 to maximum level</text:p>
      <text:p text:style-name="P305"><text:span text:style-name="T72">Lich:</text:span> -1 to maximum level</text:p>
      <text:p text:style-name="P309"/>
      <text:p text:style-name="P312">Weapons:</text:p>
      <text:p text:style-name="P309"/>
      <text:p text:style-name="P309"/>
      <text:p text:style-name="P315"><text:span text:style-name="T52">Equipment</text:span>:</text:p>
      <text:p text:style-name="P309">Hand of the vizier: +1 to rating, next attack deals 10% extra dmg as <text:span text:style-name="T72">light</text:span></text:p>
      <text:p text:style-name="P309">------------------------------------------------------------------</text:p>
      <text:p text:style-name="P336">ELDRITCH</text:p>
      <text:p text:style-name="P337">Perks:</text:p>
      <text:p text:style-name="P338"><text:span text:style-name="T59">Occultist</text:span>: +2 to rating</text:p>
      <text:p text:style-name="P336">Toying with madness: -2 to +4 rating (at random)</text:p>
      <text:p text:style-name="P338"/>
      <text:p text:style-name="P339">Weapons:</text:p>
      <text:p text:style-name="P339"/>
      <text:p text:style-name="P340"/>
      <text:p text:style-name="P341"><text:span text:style-name="T52">Equipment</text:span>:</text:p>
      <text:p text:style-name="P338"><text:soft-page-break/>Sorcerer’s Pledge: <text:span text:style-name="T50">+1 to rating if </text:span><text:span text:style-name="T59">eldritch</text:span></text:p>
      <text:p text:style-name="P338">Sorcerer’s Pledge: -0,1 dmg multi <text:span text:style-name="T50">if not </text:span><text:span text:style-name="T59">eldritch</text:span></text:p>
      <text:p text:style-name="P339"><text:span text:style-name="T59">forbidden tome</text:span>: +<text:span text:style-name="T58">2</text:span> rating, <text:span text:style-name="T59">applies random affliction to you and enemy</text:span></text:p>
      <text:p text:style-name="P333">mirror mask: +2 rating, removes afflictions and copies onto enemy</text:p>
      <text:p text:style-name="P333">------------------------------------------------</text:p>
      <text:p text:style-name="P334">OVERCHARGE<text:line-break/><text:line-break/>Perks:<text:line-break/>Closed circuit: Overcharge dmg has a 3% chance to stun<text:line-break/>Living battery: -0,5 mult for overcharge, overcharge triggers on basic attacks</text:p>
      <text:p text:style-name="P334"/>
      <text:p text:style-name="P335">Weapons:<text:line-break/><text:line-break/>Equipment:<text:line-break/>Voice of the storm: Overcharge +0,3 mult</text:p>
      <text:p text:style-name="P335">azurite ring: 33% for overcharge trigger to seal</text:p>
      <text:p text:style-name="P335"/>
      <text:p text:style-name="P257" loext:marker-style-name="T1"><text:span text:style-name="T1">Lightning Rituals:</text:span><text:span text:style-name="T1"/></text:p>
      <text:p text:style-name="P255" loext:marker-style-name="T1"/>
      <text:p text:style-name="P257" loext:marker-style-name="T2"><text:span text:style-name="T10">Storm Cloud (</text:span><text:span text:style-name="T2">Nature)</text:span></text:p>
      <text:p text:style-name="P257" loext:marker-style-name="T10"><text:span text:style-name="T10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0"/></text:p>
      <text:p text:style-name="P257" loext:marker-style-name="T10"><text:span text:style-name="T10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257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257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257" loext:marker-style-name="T10"><text:span text:style-name="T10">Lvl3: At the end of your turn, deal X lightning damage to enemies with a 15% chance to overcharge. </text:span><text:soft-page-break/><text:span text:style-name="T10">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251" loext:marker-style-name="T10"/>
      <text:p text:style-name="P257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257" loext:marker-style-name="T10"><text:span text:style-name="T10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0"/></text:p>
      <text:p text:style-name="P251" loext:marker-style-name="T10"/>
      <text:p text:style-name="P257" loext:marker-style-name="T10"><text:span text:style-name="T10">Storm Aegis (</text:span><text:span text:style-name="T2">arcane</text:span><text:span text:style-name="T10">)</text:span></text:p>
      <text:p text:style-name="P257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257" loext:marker-style-name="T10"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257" loext:marker-style-name="T10"><text:span text:style-name="T10">Lvl3: Cover yourself with crackling lightning, granting you X lightning thorns, with a 5% chance to paralyze the attacking limb. Only one aegis can be active at a time. Lasts until the next rest. Mishap: Reduce lightning resistance</text:span><text:span text:style-name="T10"/></text:p>
      <text:p text:style-name="P257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257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251" loext:marker-style-name="T10"/>
      <text:p text:style-name="P257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253" loext:marker-style-name="T10">Defy the Heavens (<text:span text:style-name="T30">infernal)<text:line-break/></text:span><text:soft-page-break/><text:span text:style-name="T31">Lvl1: Does nothing. Misshap: Permanently reduce one random stat.</text:span></text:p>
      <text:p text:style-name="P253" loext:marker-style-name="T10"><text:span text:style-name="T31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259" loext:marker-style-name="T10"><text:span text:style-name="T1"/></text:p>
      <text:p text:style-name="P255" loext:marker-style-name="T1"/>
      <text:p text:style-name="P257" loext:marker-style-name="T10"><text:span text:style-name="T1">Necromancy spells:</text:span><text:span text:style-name="T1"/></text:p>
      <text:p text:style-name="P251" loext:marker-style-name="T10"/>
      <text:p text:style-name="P257" loext:marker-style-name="T10"><text:span text:style-name="T10">Bone Knife (</text:span><text:span text:style-name="T2">arcane)</text:span></text:p>
      <text:p text:style-name="P257" loext:marker-style-name="T10"><text:span text:style-name="T10">Lvl1: Deal X damage<text:line-break/>Lvl2: Deal X damage</text:span><text:span text:style-name="T10"/></text:p>
      <text:p text:style-name="P257" loext:marker-style-name="T10"><text:span text:style-name="T10">Lvl3: Deal X damage, 20% chance to bleed for 12% of damage over 3 turns</text:span><text:span text:style-name="T10"/></text:p>
      <text:p text:style-name="P257" loext:marker-style-name="T10"><text:span text:style-name="T10">Lvl4: Deal X damage, 30% chance to bleed for 12% of damage over 3 turns</text:span><text:span text:style-name="T10"/></text:p>
      <text:p text:style-name="P257" loext:marker-style-name="T10"><text:span text:style-name="T10">Lvl5: Deal X damage, 40% chance to bleed for 12% of damage over 3 turns</text:span><text:span text:style-name="T10"/></text:p>
      <text:p text:style-name="P251" loext:marker-style-name="T10"/>
      <text:p text:style-name="P257" loext:marker-style-name="T10"><text:span text:style-name="T10">Drain Blood (</text:span><text:span text:style-name="T2">Infernal)</text:span></text:p>
      <text:p text:style-name="P257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257" loext:marker-style-name="T10"><text:span text:style-name="T10">Lvl3: Deal X damage and recover 15% of damage dealt as endurance</text:span><text:span text:style-name="T10"/></text:p>
      <text:p text:style-name="P257" loext:marker-style-name="T10"><text:span text:style-name="T10">Lvl4: Deal X damage and recover 20% of damage dealt as endurance</text:span><text:span text:style-name="T10"/></text:p>
      <text:p text:style-name="P257" loext:marker-style-name="T10"><text:span text:style-name="T10">Lvl5: Deal X damage and recover 25% of damage dealt as endurance</text:span><text:span text:style-name="T10"/></text:p>
      <text:p text:style-name="P251" loext:marker-style-name="T10"/>
      <text:p text:style-name="P257" loext:marker-style-name="T1"><text:span text:style-name="T10">Ghostly Touch (</text:span><text:span text:style-name="T2">eldritch)</text:span></text:p>
      <text:p text:style-name="P257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257" loext:marker-style-name="T10"><text:span text:style-name="T10">Lvl3: Deal X magic damage with </text:span><text:span text:style-name="T18">35</text:span><text:span text:style-name="T10">% to curse</text:span></text:p>
      <text:p text:style-name="P257" loext:marker-style-name="T10"><text:span text:style-name="T10">Lvl4: Deal X magic damage with </text:span><text:span text:style-name="T18">40</text:span><text:span text:style-name="T10">% to curse</text:span></text:p>
      <text:p text:style-name="P257" loext:marker-style-name="T10"><text:span text:style-name="T10">Lvl5: Deal X magic damage with </text:span><text:span text:style-name="T18">4</text:span><text:span text:style-name="T10">5% to curse</text:span></text:p>
      <text:p text:style-name="P255" loext:marker-style-name="T1"/>
      <text:p text:style-name="P21" loext:marker-style-name="T1"><text:span text:style-name="T18">Decay</text:span><text:span text:style-name="T10"> (</text:span><text:span text:style-name="T7">infernal</text:span><text:span text:style-name="T2">)</text:span></text:p>
      <text:p text:style-name="P21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21" loext:marker-style-name="T10"><text:span text:style-name="T10">Lvl3: Deal X </text:span><text:span text:style-name="T18">damage plus 3% of max endurance</text:span></text:p>
      <text:p text:style-name="P21" loext:marker-style-name="T10"><text:span text:style-name="T10">Lvl4: Deal X </text:span><text:span text:style-name="T18">damage plus 4% of max endurance</text:span></text:p>
      <text:p text:style-name="P21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255" loext:marker-style-name="T1"/>
      <text:p text:style-name="P255" loext:marker-style-name="T1"/>
      <text:p text:style-name="P257" loext:marker-style-name="T1"><text:span text:style-name="T1">Necromancy rituals:</text:span><text:span text:style-name="T1"/></text:p>
      <text:p text:style-name="P255" loext:marker-style-name="T1"/>
      <text:p text:style-name="P257" loext:marker-style-name="T1"><text:span text:style-name="T10">Unhallowed Ground (</text:span><text:span text:style-name="T2">Infernal</text:span><text:span text:style-name="T10">)</text:span></text:p>
      <text:p text:style-name="P257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257" loext:marker-style-name="T1"><text:soft-page-break/><text:span text:style-name="T10">Lvl5: Corrupts the ground around your camp. Whenever an enemy reaches 12% or you reach 1% endurance, it dies. Misshap: Take damage<text:line-break/></text:span><text:span text:style-name="T1"/></text:p>
      <text:p text:style-name="P257" loext:marker-style-name="T2"><text:span text:style-name="T10">Bone Aegis (</text:span><text:span text:style-name="T2">arcane)</text:span></text:p>
      <text:p text:style-name="P257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257" loext:marker-style-name="T10"><text:span text:style-name="T10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0"/></text:p>
      <text:p text:style-name="P257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257" loext:marker-style-name="T10"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257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251" loext:marker-style-name="T10"/>
      <text:p text:style-name="P257" loext:marker-style-name="T10"><text:span text:style-name="T10">Zombie Ritual (</text:span><text:span text:style-name="T2">eldritch)</text:span></text:p>
      <text:p text:style-name="P257" loext:marker-style-name="T10"><text:span text:style-name="T10">Lvl1: Transform a ­­</text:span><text:span text:style-name="T2">necrotic</text:span><text:span text:style-name="T10"> limb into undead. Misshap: Destroy it instead.</text:span></text:p>
      <text:p text:style-name="P257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257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257" loext:marker-style-name="T10"><text:span text:style-name="T10">Lvl4: Transform a ­­</text:span><text:span text:style-name="T2">necrotic</text:span><text:span text:style-name="T10"> limb into undead and restore 15% of its endurance. Misshap: Destroy it instead.</text:span></text:p>
      <text:p text:style-name="P257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251" loext:marker-style-name="T10"/>
      <text:p text:style-name="P257" loext:marker-style-name="T2"><text:span text:style-name="T10">Ghoul Form (</text:span><text:span text:style-name="T2">eldritch)</text:span></text:p>
      <text:p text:style-name="P257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253" loext:marker-style-name="T10">Flesh Growth (<text:span text:style-name="T30">infernal)<text:line-break/></text:span><text:span text:style-name="T31">Lvl1: Does nothing. Misshap: Permanently reduce maximum endurance.</text:span></text:p>
      <text:p text:style-name="P253" loext:marker-style-name="T10"><text:span text:style-name="T31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259" loext:marker-style-name="T10"><text:soft-page-break/><text:span text:style-name="T1"/></text:p>
      <text:p text:style-name="P3">Healing <text:span text:style-name="T47">spells</text:span>:</text:p>
      <text:p text:style-name="P6"/>
      <text:p text:style-name="P7">Cure Wounds (<text:span text:style-name="T30">divine)</text:span></text:p>
      <text:p text:style-name="P261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261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261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261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/>
      <text:p text:style-name="P7">Restoration (<text:span text:style-name="T30">divine)</text:span></text:p>
      <text:p text:style-name="P261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261" loext:marker-style-name="T10"><text:span text:style-name="T10">Lvl3: </text:span><text:span text:style-name="T11">Removes 3 afflictions</text:span></text:p>
      <text:p text:style-name="P261" loext:marker-style-name="T10"><text:span text:style-name="T10">Lvl4: </text:span><text:span text:style-name="T11">Removes 4 afflictions</text:span></text:p>
      <text:p text:style-name="P261" loext:marker-style-name="T10"><text:span text:style-name="T10">Lvl5: </text:span><text:span text:style-name="T11">Removes all afflictions</text:span></text:p>
      <text:p text:style-name="P6"/>
      <text:p text:style-name="P7">Regrowth (<text:span text:style-name="T30">nature)<text:line-break/></text:span><text:span text:style-name="T24">Lvl1: Restore 10% of missing endurance<text:line-break/>Lvl2: Restore 12% of missing endurance</text:span></text:p>
      <text:p text:style-name="P9"><text:span text:style-name="T10">Lvl3: </text:span><text:span text:style-name="T11">Restore 14% of missing endurance plus 2% of maximum endurance</text:span></text:p>
      <text:p text:style-name="P9"><text:span text:style-name="T10">Lvl4: </text:span><text:span text:style-name="T11">Restore 16% of missing endurance plus 3% of maximum endurance</text:span></text:p>
      <text:p text:style-name="P15">Lvl5: Restore 18% of missing endurance plus 4% of maximum endurance</text:p>
      <text:p text:style-name="P1"><text:span text:style-name="T34"/></text:p>
      <text:p text:style-name="P7">Recreate Organs <text:s/>(<text:span text:style-name="T30">eldritch)<text:line-break/></text:span><text:span text:style-name="T24">Lvl1: Recover X endurance. Start bleeding for 75% of healed amount<text:line-break/>Lvl2: Recover X endurance. Start bleeding for 75% of healed amount</text:span></text:p>
      <text:p text:style-name="P9"><text:span text:style-name="T10">Lvl3: </text:span><text:span text:style-name="T11">Recover X endurance. Start bleeding for 75% of healed amount</text:span></text:p>
      <text:p text:style-name="P9"><text:span text:style-name="T10">Lvl4:</text:span><text:span text:style-name="T11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47">rituals:<text:line-break/><text:line-break/></text:span><text:span text:style-name="T32">Hallowed Ground (</text:span><text:span text:style-name="T48">divine)</text:span></text:p>
      <text:p text:style-name="P262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262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280" loext:marker-style-name="T1"><text:span text:style-name="T10">Regen</text:span><text:span text:style-name="T14">e</text:span><text:span text:style-name="T10">rate (</text:span><text:span text:style-name="T3">divine)</text:span></text:p>
      <text:p text:style-name="P262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</text:span><text:soft-page-break/><text:span text:style-name="T10">Lvl4: </text:span><text:span text:style-name="T12">Recover 6 endurance per hour. Lasts 8 hours. Misshap: Worsen an afflicted limb</text:span></text:p>
      <text:p text:style-name="P262" loext:marker-style-name="T1"><text:span text:style-name="T10">Lvl5:</text:span><text:span text:style-name="T12"> Recover 7 endurance per hour. Lasts 8 hours. Misshap: Worsen an afflicted limb</text:span></text:p>
      <text:p text:style-name="P262" loext:marker-style-name="T1"><text:span text:style-name="T12"/></text:p>
      <text:p text:style-name="P280" loext:marker-style-name="T1"><text:span text:style-name="T10">Safe Refuge (</text:span><text:span text:style-name="T3">nature)</text:span></text:p>
      <text:p text:style-name="P262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effective</text:span></text:p>
      <text:p text:style-name="P262" loext:marker-style-name="T1"><text:span text:style-name="T10">Lvl5:</text:span><text:span text:style-name="T12"> Resting is 40% more effective and body parts can’t worsen. Misshap: Resting is 10% less effective</text:span></text:p>
      <text:p text:style-name="P262" loext:marker-style-name="T1"><text:span text:style-name="T12"/></text:p>
      <text:p text:style-name="P281" loext:marker-style-name="T1"><text:span text:style-name="T12">R</text:span><text:span text:style-name="T10">ecreate Limbs (</text:span><text:span text:style-name="T3">eldritch)</text:span></text:p>
      <text:p text:style-name="P263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263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263" loext:marker-style-name="T1"><text:span text:style-name="T12"/></text:p>
      <text:p text:style-name="P10"><text:span text:style-name="T37">Psionic </text:span><text:span text:style-name="T38">spells</text:span><text:span text:style-name="T36">:</text:span><text:span text:style-name="T34"><text:line-break/></text:span></text:p>
      <text:p text:style-name="P10"><text:span text:style-name="T15">Mind Needle</text:span><text:span text:style-name="T10"> (</text:span><text:span text:style-name="T6">arcane</text:span><text:span text:style-name="T2">)</text:span></text:p>
      <text:p text:style-name="P264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264" loext:marker-style-name="T10"><text:span text:style-name="T10">Lvl3: </text:span><text:span text:style-name="T15">Deal X damage of the type the enemy is more vulnerable and reduce their resistance to it by 5%</text:span></text:p>
      <text:p text:style-name="P264" loext:marker-style-name="T10"><text:span text:style-name="T10">Lvl4: </text:span><text:span text:style-name="T15">Deal X damage of the type the enemy is more vulnerable and reduce their resistance to it by 8%</text:span></text:p>
      <text:p text:style-name="P10"><text:span text:style-name="T10">Lvl5: </text:span><text:span text:style-name="T15">Deal X damage of the type the enemy is more vulnerable and reduce their resistance to it by 10%</text:span></text:p>
      <text:p text:style-name="P10"><text:span text:style-name="T34"/></text:p>
      <text:p text:style-name="P12"><text:span text:style-name="T34">Incapacitate (</text:span><text:span text:style-name="T41">arcane)</text:span></text:p>
      <text:p text:style-name="P264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264" loext:marker-style-name="T10"><text:span text:style-name="T10">Lvl3: </text:span><text:span text:style-name="T15">Set 2 random afflictions from Blind, Silence, Clumsy, Overcharge, Restrain or Stun</text:span></text:p>
      <text:p text:style-name="P264" loext:marker-style-name="T10"><text:span text:style-name="T10">Lvl4: </text:span><text:span text:style-name="T15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15"/></text:p>
      <text:p text:style-name="P10"><text:span text:style-name="T15">Dominate</text:span><text:span text:style-name="T10"> (</text:span><text:span text:style-name="T6">eldritch</text:span><text:span text:style-name="T2">)</text:span></text:p>
      <text:p text:style-name="P264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264" loext:marker-style-name="T10"><text:span text:style-name="T10">Lvl3: </text:span><text:span text:style-name="T15">Use the last spell or skill your enemy used against them, 20% chance to seal it</text:span></text:p>
      <text:p text:style-name="P264" loext:marker-style-name="T10"><text:span text:style-name="T10">Lvl4: </text:span><text:span text:style-name="T15">Use the last spell or skill your enemy used against them, 30% chance to seal it</text:span></text:p>
      <text:p text:style-name="P10"><text:span text:style-name="T10">Lvl5: </text:span><text:span text:style-name="T15">Use the last spell or skill your enemy used against them, 40% chance to seal it</text:span></text:p>
      <text:p text:style-name="P10"><text:span text:style-name="T34"/></text:p>
      <text:p text:style-name="P12"><text:span text:style-name="T34">Ravage mind (</text:span><text:span text:style-name="T41">eldritch)<text:line-break/></text:span><text:span text:style-name="T34">Lvl1: </text:span><text:span text:style-name="T43">Deal X damage. If the enemy attacks next turn, they take 10% of the damage dealt back as thorns</text:span></text:p>
      <text:p text:style-name="P11"><text:span text:style-name="T35">Lvl</text:span><text:span text:style-name="T43">2</text:span><text:span text:style-name="T35">: </text:span><text:span text:style-name="T43">Deal X damage. If the enemy attacks next turn, they take 10% of the damage dealt back as thorns</text:span></text:p>
      <text:p text:style-name="P11"><text:soft-page-break/><text:span text:style-name="T35">Lvl</text:span><text:span text:style-name="T43">3</text:span><text:span text:style-name="T35">: </text:span><text:span text:style-name="T43">Deal X damage. If the enemy attacks next turn, they take 15% of the damage dealt back as thorns</text:span></text:p>
      <text:p text:style-name="P11"><text:span text:style-name="T35">Lvl</text:span><text:span text:style-name="T43">4</text:span><text:span text:style-name="T35">: </text:span><text:span text:style-name="T43">Deal X damage. If the enemy attacks next turn, they take 20% of the damage dealt back as thorns</text:span></text:p>
      <text:p text:style-name="P11"><text:span text:style-name="T35">Lvl</text:span><text:span text:style-name="T43">5</text:span><text:span text:style-name="T35">: </text:span><text:span text:style-name="T43">Deal X damage. If the enemy attacks next turn, they take 25% of the damage dealt back as thorns</text:span></text:p>
      <text:p text:style-name="P11"><text:span text:style-name="T43"/></text:p>
      <text:p text:style-name="P11"><text:span text:style-name="T37">Psionic </text:span><text:span text:style-name="T38">rituals:</text:span></text:p>
      <text:p text:style-name="P11"><text:span text:style-name="T38"/></text:p>
      <text:p text:style-name="P5"><text:span text:style-name="T33">Mirror Image</text:span><text:span text:style-name="T32"> (</text:span><text:span text:style-name="T49">arcane</text:span><text:span text:style-name="T48">)</text:span></text:p>
      <text:p text:style-name="P20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20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1"><text:span text:style-name="T43"/></text:p>
      <text:p text:style-name="P5"><text:span text:style-name="T33">Conceal</text:span><text:span text:style-name="T32"> (</text:span><text:span text:style-name="T49">arcane</text:span><text:span text:style-name="T48">)</text:span></text:p>
      <text:p text:style-name="P20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20"><text:span text:style-name="T26"/></text:p>
      <text:p text:style-name="P26"><text:span text:style-name="T25">Face of Horror (</text:span><text:span text:style-name="T8">Eldritch</text:span><text:span text:style-name="T25">)</text:span></text:p>
      <text:p text:style-name="P20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20" loext:marker-style-name="T10"><text:span text:style-name="T26">Lvl</text:span><text:span text:style-name="T27">5</text:span><text:span text:style-name="T26">: Transform your face into a hideous form. Enemies that attack you have a </text:span><text:span text:style-name="T27">5</text:span><text:span text:style-name="T26">0% chance of being blinded and neutralized. Misshap: Blind yourself</text:span></text:p>
      <text:p text:style-name="P20"><text:span text:style-name="T26"/></text:p>
      <text:p text:style-name="P27"><text:span text:style-name="T27">From Beyond</text:span><text:span text:style-name="T25"> (</text:span><text:span text:style-name="T8">Eldritch</text:span><text:span text:style-name="T25">)</text:span></text:p>
      <text:p text:style-name="P266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20"><text:soft-page-break/><text:span text:style-name="T26"/></text:p>
      <text:p text:style-name="P20"><text:span text:style-name="T44"><text:line-break/></text:span><text:span text:style-name="T39">Transmutation </text:span><text:span text:style-name="T40">spells</text:span><text:span text:style-name="T39">:</text:span></text:p>
      <text:p text:style-name="P20"><text:span text:style-name="T39"/></text:p>
      <text:p text:style-name="P30"><text:span text:style-name="T39"/></text:p>
      <text:p text:style-name="P13"><text:span text:style-name="T46">Explosive armor</text:span><text:span text:style-name="T45"> (</text:span><text:span text:style-name="T42">arcane</text:span><text:span text:style-name="T45">)<text:line-break/>Lvl1: </text:span><text:span text:style-name="T46">Deal X damage plus 3% extra per every point of armor you have</text:span></text:p>
      <text:p text:style-name="P13"><text:span text:style-name="T45">Lvl</text:span><text:span text:style-name="T46">2</text:span><text:span text:style-name="T45">: </text:span><text:span text:style-name="T46">Deal X damage plus 3% extra per every point of armor you have</text:span></text:p>
      <text:p text:style-name="P13"><text:span text:style-name="T45">Lvl</text:span><text:span text:style-name="T46">3</text:span><text:span text:style-name="T45">: </text:span><text:span text:style-name="T46">Deal X damage plus 4% extra per every point of armor you have</text:span></text:p>
      <text:p text:style-name="P13"><text:span text:style-name="T45">Lvl</text:span><text:span text:style-name="T46">4</text:span><text:span text:style-name="T45">: </text:span><text:span text:style-name="T46">Deal X damage plus 5% extra per every point of armor you have</text:span></text:p>
      <text:p text:style-name="P13"><text:span text:style-name="T45">Lvl</text:span><text:span text:style-name="T46">5</text:span><text:span text:style-name="T45">: </text:span><text:span text:style-name="T46">Deal X damage plus 6% extra per every point of armor you have</text:span></text:p>
      <text:p text:style-name="P13"><text:span text:style-name="T40"/></text:p>
      <text:p text:style-name="P13"><text:span text:style-name="T40"/></text:p>
      <text:p text:style-name="P13"><text:span text:style-name="T46">Acid Blood</text:span><text:span text:style-name="T45"> (</text:span><text:span text:style-name="T42">infernal</text:span><text:span text:style-name="T45">)<text:line-break/>Lvl1: </text:span><text:span text:style-name="T43">Deal X damage </text:span><text:span text:style-name="T46">with a 40% chance to poison</text:span></text:p>
      <text:p text:style-name="P13"><text:span text:style-name="T45">Lvl</text:span><text:span text:style-name="T46">2</text:span><text:span text:style-name="T45">: </text:span><text:span text:style-name="T43">Deal X damage </text:span><text:span text:style-name="T46">with a 40% chance to poison</text:span></text:p>
      <text:p text:style-name="P13"><text:span text:style-name="T45">Lvl</text:span><text:span text:style-name="T46">3</text:span><text:span text:style-name="T45">: </text:span><text:span text:style-name="T43">Deal X damage </text:span><text:span text:style-name="T46">with a 45% chance to poison</text:span></text:p>
      <text:p text:style-name="P13"><text:span text:style-name="T45">Lvl</text:span><text:span text:style-name="T46">4</text:span><text:span text:style-name="T45">: </text:span><text:span text:style-name="T43">Deal X damage </text:span><text:span text:style-name="T46">with a 50% chance to poison</text:span></text:p>
      <text:p text:style-name="P13"><text:span text:style-name="T45">Lvl</text:span><text:span text:style-name="T46">5</text:span><text:span text:style-name="T45">: </text:span><text:span text:style-name="T43">Deal X damage </text:span><text:span text:style-name="T46">with a 55% chance to poison</text:span></text:p>
      <text:p text:style-name="P13"><text:span text:style-name="T46"/></text:p>
      <text:p text:style-name="P13"><text:span text:style-name="T46"/></text:p>
      <text:p text:style-name="P14"><text:span text:style-name="T34">Metamorph (</text:span><text:span text:style-name="T41">eldritch)<text:line-break/></text:span><text:span text:style-name="T34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34"/></text:p>
      <text:p text:style-name="P14"><text:span text:style-name="T34"/></text:p>
      <text:p text:style-name="P21"><text:span text:style-name="T39">Transmutation </text:span><text:span text:style-name="T40">rituals</text:span><text:span text:style-name="T39">:</text:span></text:p>
      <text:p text:style-name="P21"><text:span text:style-name="T39"/></text:p>
      <text:p text:style-name="P28"><text:span text:style-name="T28">Transmute</text:span><text:span text:style-name="T25"> (</text:span><text:span text:style-name="T9">arcane</text:span><text:span text:style-name="T25">)</text:span></text:p>
      <text:p text:style-name="P267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267" loext:marker-style-name="T10"><text:span text:style-name="T26">Lvl</text:span><text:span text:style-name="T27">5</text:span><text:span text:style-name="T26">: </text:span><text:span text:style-name="T29">C</text:span><text:span text:style-name="T28">onvert an item into gold equal to 1</text:span><text:span text:style-name="T29">2</text:span><text:span text:style-name="T28">0% of its value</text:span><text:span text:style-name="T26">.</text:span><text:span text:style-name="T28"> Misshap: Into lead instead</text:span></text:p>
      <text:p text:style-name="P21"><text:span text:style-name="T39"/></text:p>
      <text:p text:style-name="P28"><text:span text:style-name="T28">Chameleon Skin</text:span><text:span text:style-name="T25"> (</text:span><text:span text:style-name="T9">nature</text:span><text:span text:style-name="T25">)</text:span></text:p>
      <text:p text:style-name="P21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21" loext:marker-style-name="T10"><text:span text:style-name="T26">Lvl</text:span><text:span text:style-name="T27">5</text:span><text:span text:style-name="T26">: </text:span><text:span text:style-name="T28">Gain 30% resistance to all elements</text:span><text:span text:style-name="T26">. Misshap: </text:span><text:span text:style-name="T28">Lose it instead</text:span></text:p>
      <text:p text:style-name="P21" loext:marker-style-name="T10"><text:span text:style-name="T28"/></text:p>
      <text:p text:style-name="P267" loext:marker-style-name="T2"><text:soft-page-break/><text:span text:style-name="T19">Crystal</text:span><text:span text:style-name="T10"> Aegis (</text:span><text:span text:style-name="T2">arcane)</text:span></text:p>
      <text:p text:style-name="P267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267" loext:marker-style-name="T10"><text:span text:style-name="T10">Lvl</text:span><text:span text:style-name="T20">2</text:span><text:span text:style-name="T10">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267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267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267" loext:marker-style-name="T2"><text:span text:style-name="T28">Lvl5: Cover yourself with </text:span><text:span text:style-name="T29">hard brittle crystal that reduces the next 4 instances of damage you take by 30</text:span><text:span text:style-name="T28">. Only one aegis can be active at a time. Lasts until the next rest. Mishap: Reduce your armor</text:span></text:p>
      <text:p text:style-name="P267" loext:marker-style-name="T2"><text:span text:style-name="T28"/></text:p>
      <text:p text:style-name="P267" loext:marker-style-name="T2"><text:span text:style-name="T28"/></text:p>
      <text:p text:style-name="P29"><text:span text:style-name="T29">Reforge</text:span><text:span text:style-name="T25"> (</text:span><text:span text:style-name="T9">arcane</text:span><text:span text:style-name="T25">)</text:span></text:p>
      <text:p text:style-name="P267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enchantments</text:span><text:span text:style-name="T16">.</text:span><text:span text:style-name="T18"> Misshap: </text:span><text:span text:style-name="T19">Destroy it instead</text:span></text:p>
      <text:p text:style-name="P267" loext:marker-style-name="T10"><text:span text:style-name="T26">Lvl</text:span><text:span text:style-name="T27">5</text:span><text:span text:style-name="T26">: </text:span><text:span text:style-name="T28"><text:s/>Convert an item’</text:span><text:span text:style-name="T29">s</text:span><text:span text:style-name="T28"> </text:span><text:span text:style-name="T29">base type into a different one of the same family.</text:span><text:span text:style-name="T28"> Misshap: </text:span><text:span text:style-name="T29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4T22:30:42.503000000</dc:date>
    <meta:editing-duration>PT3H57M45S</meta:editing-duration>
    <meta:editing-cycles>13</meta:editing-cycles>
    <meta:generator>LibreOffice/24.2.2.2$Windows_X86_64 LibreOffice_project/d56cc158d8a96260b836f100ef4b4ef25d6f1a01</meta:generator>
    <meta:document-statistic meta:table-count="0" meta:image-count="0" meta:object-count="0" meta:page-count="45" meta:paragraph-count="1377" meta:word-count="13756" meta:character-count="78630" meta:non-whitespace-character-count="66179"/>
  </office:meta>
</office:document-meta>
</file>